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D800000B35062637EB.svm"/>
  <manifest:file-entry manifest:media-type="" manifest:full-path="Pictures/20000007000011FC0000173A59CE5680.svm"/>
  <manifest:file-entry manifest:media-type="" manifest:full-path="Pictures/20000007000013B600000FFDDADD31B9.svm"/>
  <manifest:file-entry manifest:media-type="" manifest:full-path="Pictures/200000070000522C00002F445CECA8AF.svm"/>
  <manifest:file-entry manifest:media-type="" manifest:full-path="Pictures/20000007000025EA00003B6A31977E97.svm"/>
  <manifest:file-entry manifest:media-type="" manifest:full-path="Pictures/2000000700001E0E0000216C605A6A56.svm"/>
  <manifest:file-entry manifest:media-type="" manifest:full-path="Pictures/200000070000108A00001A60DDAAA4CC.svm"/>
  <manifest:file-entry manifest:media-type="" manifest:full-path="Pictures/200000070000347F00000DB9C260B2ED.svm"/>
  <manifest:file-entry manifest:media-type="" manifest:full-path="Pictures/2000000700002D8500002675096F508C.svm"/>
  <manifest:file-entry manifest:media-type="" manifest:full-path="Pictures/200000070000513A000022BE59A5B3AA.svm"/>
  <manifest:file-entry manifest:media-type="" manifest:full-path="Pictures/2000000700002D0400002B8E0A09EAB4.svm"/>
  <manifest:file-entry manifest:media-type="" manifest:full-path="Pictures/2000000700004A20000039C7A0B499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803cm" style:rel-column-width="6949*"/>
    </style:style>
    <style:style style:name="Tableau5.B" style:family="table-column">
      <style:table-column-properties style:column-width="5.743cm" style:rel-column-width="22141*"/>
    </style:style>
    <style:style style:name="Tableau5.C" style:family="table-column">
      <style:table-column-properties style:column-width="9.453cm" style:rel-column-width="36445*"/>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801cm" style:rel-column-width="6943*"/>
    </style:style>
    <style:style style:name="Tableau11.B" style:family="table-column">
      <style:table-column-properties style:column-width="5.98cm" style:rel-column-width="23053*"/>
    </style:style>
    <style:style style:name="Tableau11.C" style:family="table-column">
      <style:table-column-properties style:column-width="9.218cm" style:rel-column-width="35539*"/>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language="fr" fo:country="FR" style:font-size-asian="10pt" style:font-size-complex="10pt"/>
    </style:style>
    <style:style style:name="P6"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7" style:family="paragraph" style:parent-style-name="Standard">
      <style:text-properties fo:font-size="11pt" fo:language="fr" fo:country="FR" fo:font-weight="normal" style:font-size-asian="11pt" style:font-weight-asian="normal" style:font-size-complex="11pt" style:font-weight-complex="normal"/>
    </style:style>
    <style:style style:name="P8" style:family="paragraph" style:parent-style-name="Standard">
      <style:text-properties fo:font-size="11pt" fo:language="fr" fo:country="FR" style:font-size-asian="11pt" style:font-size-complex="11pt"/>
    </style:style>
    <style:style style:name="P9" style:family="paragraph" style:parent-style-name="Standard">
      <style:text-properties fo:font-size="7pt" fo:language="fr" fo:country="FR" fo:font-style="italic" style:font-size-asian="7pt" style:font-style-asian="italic" style:font-size-complex="7pt" style:font-style-complex="italic"/>
    </style:style>
    <style:style style:name="P10" style:family="paragraph" style:parent-style-name="Standard">
      <style:text-properties fo:language="fr" fo:country="FR"/>
    </style:style>
    <style:style style:name="P11" style:family="paragraph" style:parent-style-name="Standard">
      <style:text-properties fo:font-size="9pt" fo:language="fr" fo:country="FR" style:font-size-asian="9pt" style:font-size-complex="9pt"/>
    </style:style>
    <style:style style:name="P1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ab-stops>
          <style:tab-stop style:position="6.565cm"/>
        </style:tab-stops>
      </style:paragraph-properties>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text-properties fo:font-size="11pt" fo:language="fr" fo:country="FR" fo:font-style="italic" style:font-size-asian="11pt" style:font-style-asian="italic" style:font-size-complex="11pt" style:font-style-complex="italic"/>
    </style:style>
    <style:style style:name="P18" style:family="paragraph" style:parent-style-name="Text_20_body">
      <style:text-properties fo:font-size="11pt" fo:language="fr" fo:country="FR" style:font-size-asian="11pt" style:font-size-complex="11pt"/>
    </style:style>
    <style:style style:name="P19" style:family="paragraph" style:parent-style-name="Text_20_body">
      <style:paragraph-properties fo:text-align="justify" style:justify-single-word="false"/>
      <style:text-properties fo:font-size="11pt" fo:language="fr" fo:country="FR" style:font-size-asian="11pt" style:font-size-complex="11pt"/>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text-properties fo:font-size="11pt" fo:language="fr" fo:country="FR" fo:font-weight="bold" style:font-size-asian="11pt" style:font-weight-asian="bold" style:font-size-complex="11pt" style:font-weight-complex="bold"/>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justify" style:justify-single-word="false"/>
      <style:text-properties fo:font-size="11pt" style:font-size-asian="11pt" style:font-size-complex="11pt"/>
    </style:style>
    <style:style style:name="P24" style:family="paragraph" style:parent-style-name="Text_20_body">
      <style:text-properties fo:font-size="11pt" fo:font-weight="normal" style:font-size-asian="11pt" style:font-weight-asian="normal" style:font-size-complex="11pt" style:font-weight-complex="normal"/>
    </style:style>
    <style:style style:name="P25"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justify" style:justify-single-word="false"/>
      <style:text-properties fo:color="#ff3333" fo:font-size="11pt" fo:language="fr" fo:country="FR" style:font-size-asian="11pt" style:font-size-complex="11pt"/>
    </style:style>
    <style:style style:name="P32" style:family="paragraph" style:parent-style-name="Text_20_body">
      <style:text-properties fo:color="#ff3333" fo:language="fr" fo:country="FR"/>
    </style:style>
    <style:style style:name="P33" style:family="paragraph" style:parent-style-name="Text_20_body">
      <style:text-properties fo:color="#ff3333" fo:font-size="9pt" fo:language="fr" fo:country="FR" style:font-size-asian="9pt" style:font-size-complex="9pt"/>
    </style:style>
    <style:style style:name="P34" style:family="paragraph" style:parent-style-name="Text_20_body">
      <style:text-properties fo:color="#000000" fo:font-size="11pt" fo:language="fr" fo:country="FR" style:font-size-asian="11pt" style:font-size-complex="11pt"/>
    </style:style>
    <style:style style:name="P35" style:family="paragraph" style:parent-style-name="Text_20_body">
      <style:text-properties fo:color="#000000" fo:font-size="11pt" fo:language="fr" fo:country="FR" fo:font-weight="normal" style:font-size-asian="11pt" style:font-weight-asian="normal" style:font-size-complex="11pt" style:font-weight-complex="normal"/>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able_20_Contents">
      <style:text-properties fo:font-size="11pt" fo:language="fr" fo:country="FR" fo:font-weight="normal" style:font-size-asian="11pt" style:font-weight-asian="normal" style:font-size-complex="11pt" style:font-weight-complex="normal"/>
    </style:style>
    <style:style style:name="P4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text-properties fo:font-size="10pt" fo:language="fr" fo:country="FR" fo:font-weight="normal" style:font-size-asian="10pt" style:font-weight-asian="normal" style:font-size-complex="10pt" style:font-weight-complex="normal"/>
    </style:style>
    <style:style style:name="P45" style:family="paragraph" style:parent-style-name="Table_20_Contents">
      <style:text-properties fo:font-size="10pt" fo:language="fr" fo:country="FR" style:font-size-asian="10pt" style:font-size-complex="10pt"/>
    </style:style>
    <style:style style:name="P46" style:family="paragraph" style:parent-style-name="Table_20_Contents">
      <style:text-properties fo:font-size="12pt" style:font-size-asian="12pt" style:font-size-complex="12pt"/>
    </style:style>
    <style:style style:name="P47" style:family="paragraph" style:parent-style-name="Table_20_Contents">
      <style:text-properties fo:font-size="12pt" fo:language="fr" fo:country="FR" fo:font-weight="bold" style:font-size-asian="12pt" style:font-weight-asian="bold" style:font-size-complex="12pt" style:font-weight-complex="bold"/>
    </style:style>
    <style:style style:name="P48" style:family="paragraph" style:parent-style-name="Table_20_Contents">
      <style:text-properties style:text-position="0% 100%" style:font-name="Symbol" fo:font-size="12pt" style:font-name-asian="Symbol" style:font-size-asian="12pt" style:font-name-complex="Symbol" style:font-size-complex="12pt"/>
    </style:style>
    <style:style style:name="P49" style:family="paragraph" style:parent-style-name="Table_20_Contents">
      <style:text-properties fo:font-size="9pt" fo:language="fr" fo:country="FR" style:font-size-asian="9pt" style:font-size-complex="9pt"/>
    </style:style>
    <style:style style:name="P50" style:family="paragraph" style:parent-style-name="Table_20_Contents">
      <style:text-properties fo:color="#000000" fo:font-size="10pt" fo:language="fr" fo:country="FR" style:font-size-asian="10pt" style:font-size-complex="10pt"/>
    </style:style>
    <style:style style:name="P51" style:family="paragraph" style:parent-style-name="Table_20_Contents">
      <style:text-properties fo:color="#000000" fo:font-size="9pt" fo:language="fr" fo:country="FR" style:font-size-asian="9pt" style:font-size-complex="9pt"/>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5">
      <style:text-properties fo:font-size="11pt" fo:language="fr" fo:country="FR" fo:font-weight="normal" style:font-size-asian="11pt" style:font-weight-asian="normal" style:font-size-complex="11pt" style:font-weight-complex="normal"/>
    </style:style>
    <style:style style:name="P56" style:family="paragraph" style:parent-style-name="Text_20_body" style:list-style-name="L2">
      <style:text-properties fo:font-size="11pt" style:font-size-asian="11pt" style:font-size-complex="11pt"/>
    </style:style>
    <style:style style:name="P57" style:family="paragraph" style:parent-style-name="Text_20_body" style:list-style-name="L3">
      <style:text-properties fo:font-size="11pt" style:font-size-asian="11pt" style:font-size-complex="11pt"/>
    </style:style>
    <style:style style:name="P58" style:family="paragraph" style:parent-style-name="Text_20_body" style:list-style-name="L4">
      <style:text-properties fo:font-size="11pt" style:font-size-asian="11pt" style:font-size-complex="11pt"/>
    </style:style>
    <style:style style:name="P59" style:family="paragraph" style:parent-style-name="Heading_20_2">
      <style:text-properties fo:language="fr" fo:country="FR"/>
    </style:style>
    <style:style style:name="P60" style:family="paragraph" style:parent-style-name="Heading_20_2" style:master-page-name="Standard">
      <style:paragraph-properties style:page-number="auto"/>
    </style:style>
    <style:style style:name="P6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2" style:family="paragraph" style:parent-style-name="Heading_20_1">
      <style:text-properties fo:language="fr" fo:country="FR"/>
    </style:style>
    <style:style style:name="P63" style:family="paragraph" style:parent-style-name="Heading_20_1" style:master-page-name="Landscape">
      <style:paragraph-properties style:page-number="auto"/>
    </style:style>
    <style:style style:name="P64" style:family="paragraph">
      <style:paragraph-properties fo:text-align="center"/>
    </style:style>
    <style:style style:name="P65" style:family="paragraph">
      <style:text-properties fo:font-size="10pt" fo:font-style="italic" fo:font-weight="bold" style:font-size-asian="10pt" style:font-style-asian="italic" style:font-weight-asian="bold" style:font-size-complex="10pt" style:font-style-complex="italic" style:font-weight-complex="bold"/>
    </style:style>
    <style:style style:name="P66"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7" style:family="paragraph">
      <style:text-properties fo:font-size="10pt" fo:font-style="italic" style:font-size-asian="10pt" style:font-style-asian="italic" style:font-size-complex="10pt" style:font-style-complex="italic"/>
    </style:style>
    <style:style style:name="P68" style:family="paragraph">
      <style:text-properties fo:font-size="8pt" style:font-size-asian="8pt" style:font-size-complex="8pt"/>
    </style:style>
    <style:style style:name="P69" style:family="paragraph">
      <style:text-properties fo:font-size="8pt" fo:font-style="italic" style:font-size-asian="8pt" style:font-style-asian="italic" style:font-size-complex="8pt" style:font-style-complex="italic"/>
    </style:style>
    <style:style style:name="P70" style:family="paragraph">
      <style:text-properties fo:font-size="10pt" style:font-size-asian="10pt" style:font-size-complex="10pt"/>
    </style:style>
    <style:style style:name="P71" style:family="paragraph">
      <style:text-properties fo:font-size="8pt" fo:font-style="italic" fo:font-weight="bold" style:font-size-asian="8pt" style:font-style-asian="italic" style:font-weight-asian="bold" style:font-size-complex="8pt" style:font-style-complex="italic" style:font-weight-complex="bold"/>
    </style:style>
    <style:style style:name="P72" style:family="paragraph">
      <style:paragraph-properties fo:text-align="center"/>
      <style:text-properties fo:font-size="12pt"/>
    </style:style>
    <style:style style:name="P73" style:family="paragraph">
      <style:text-properties fo:font-size="8pt" fo:font-style="normal" fo:font-weight="normal" style:font-size-asian="8pt" style:font-style-asian="normal" style:font-weight-asian="normal" style:font-size-complex="8pt" style:font-style-complex="normal" style:font-weight-complex="normal"/>
    </style:style>
    <style:style style:name="P74" style:family="paragraph">
      <style:text-properties fo:font-size="8pt" fo:font-style="italic" fo:font-weight="normal" style:font-size-asian="8pt" style:font-style-asian="italic" style:font-weight-asian="normal" style:font-size-complex="8pt" style:font-style-complex="italic" style:font-weight-complex="normal"/>
    </style:style>
    <style:style style:name="P75" style:family="paragraph">
      <style:text-properties fo:font-size="12pt" fo:font-style="italic" fo:font-weight="bold" style:font-size-asian="8pt" style:font-style-asian="italic" style:font-weight-asian="bold" style:font-size-complex="8pt" style:font-style-complex="italic" style:font-weight-complex="bold"/>
    </style:style>
    <style:style style:name="P76" style:family="paragraph">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77" style:family="paragraph">
      <style:paragraph-properties fo:text-align="justify"/>
    </style:style>
    <style:style style:name="P78" style:family="paragraph">
      <style:paragraph-properties fo:text-align="justify"/>
      <style:text-properties fo:font-size="7pt" fo:language="fr" fo:country="FR" style:font-size-asian="7pt" style:font-size-complex="7pt"/>
    </style:style>
    <style:style style:name="P79" style:family="paragraph">
      <style:paragraph-properties style:text-autospace="none"/>
    </style:style>
    <style:style style:name="P80" style:family="paragraph">
      <style:paragraph-properties style:text-autospace="none"/>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1" style:family="paragraph">
      <style:text-properties style:font-name="Times New Roman" fo:font-style="italic" fo:font-weight="bold" style:font-style-asian="italic" style:font-weight-asian="bold" style:font-style-complex="italic" style:font-weight-complex="bold"/>
    </style:style>
    <style:style style:name="P82" style:family="paragraph">
      <style:paragraph-properties style:text-autospace="none"/>
      <style:text-properties fo:color="#000000" fo:font-size="12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3" style:family="paragraph">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font-weight="bold" style:font-weight-asian="bold" style:font-weight-complex="bold"/>
    </style:style>
    <style:style style:name="T19"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0"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1" style:family="text">
      <style:text-properties fo:font-size="8pt" style:font-size-asian="8pt" style:font-size-complex="8pt"/>
    </style:style>
    <style:style style:name="T2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fo:language="fr" fo:country="FR"/>
    </style:style>
    <style:style style:name="T24" style:family="text">
      <style:text-properties fo:language="fr" fo:country="FR" fo:font-style="italic" style:font-style-asian="italic" style:font-style-complex="italic"/>
    </style:style>
    <style:style style:name="T25" style:family="text">
      <style:text-properties fo:font-size="7pt" fo:font-style="italic" style:font-size-asian="7pt" style:font-style-asian="italic" style:font-size-complex="7pt" style:font-style-complex="italic"/>
    </style:style>
    <style:style style:name="T26" style:family="text">
      <style:text-properties fo:font-size="7pt" style:font-size-asian="7pt" style:font-size-complex="7pt"/>
    </style:style>
    <style:style style:name="T27" style:family="text">
      <style:text-properties fo:color="#0000c0" style:font-name="Consolas" fo:font-style="italic" fo:background-color="#d4d4d4" style:font-name-asian="Consolas" style:font-style-asian="italic" style:font-name-complex="Consolas" style:font-style-complex="italic"/>
    </style:style>
    <style:style style:name="T28" style:family="text">
      <style:text-properties fo:color="#0000c0" style:font-name="Consolas" fo:font-style="italic" fo:background-color="transparent" style:font-name-asian="Consolas" style:font-style-asian="italic" style:font-name-complex="Consolas" style:font-style-complex="italic"/>
    </style:style>
    <style:style style:name="T29" style:family="text">
      <style:text-properties fo:color="#000000" style:font-name="Times New Roman" fo:font-style="italic" fo:background-color="transparent" style:font-name-asian="Consolas" style:font-style-asian="italic" style:font-name-complex="Consolas" style:font-style-complex="italic"/>
    </style:style>
    <style:style style:name="T30" style:family="text">
      <style:text-properties fo:color="#000000" style:font-name="Times New Roman" fo:font-style="normal" fo:background-color="transparent" style:font-name-asian="Consolas" style:font-style-asian="normal" style:font-name-complex="Consolas" style:font-style-complex="normal"/>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font-size="10pt" fo:font-style="italic" style:font-size-asian="10pt" style:font-style-asian="italic" style:font-size-complex="10pt" style:font-style-complex="italic"/>
    </style:style>
    <style:style style:name="T35" style:family="text">
      <style:text-properties style:text-position="-33% 58%" fo:font-size="8pt" style:font-size-asian="8pt" style:font-size-complex="8pt"/>
    </style:style>
    <style:style style:name="T36" style:family="text">
      <style:text-properties fo:font-size="8pt" fo:font-style="italic" style:font-size-asian="8pt" style:font-style-asian="italic" style:font-size-complex="8pt" style:font-style-complex="italic"/>
    </style:style>
    <style:style style:name="T37" style:family="text">
      <style:text-properties style:text-position="0% 100%"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font-size="8pt" fo:font-style="italic" fo:font-weight="normal" style:font-size-asian="8pt" style:font-style-asian="italic" style:font-weight-asian="normal" style:font-size-complex="8pt" style:font-style-complex="italic" style:font-weight-complex="normal"/>
    </style:style>
    <style:style style:name="T41" style:family="text">
      <style:text-properties style:font-name="Times New Roman" fo:font-size="7pt" fo:language="fr" fo:country="FR" fo:font-style="italic" style:font-size-asian="7pt" style:font-style-asian="italic" style:font-size-complex="7pt" style:font-style-complex="italic"/>
    </style:style>
    <style:style style:name="T42" style:family="text">
      <style:text-properties style:font-name="Times New Roman" fo:font-size="7pt" fo:language="fr" fo:country="FR" style:font-size-asian="7pt" style:font-size-complex="7pt"/>
    </style:style>
    <style:style style:name="T43" style:family="text">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44" style:family="text">
      <style:text-properties fo:color="#000000" style:font-name="Times New Roman"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3cm" style:run-through="foreground"/>
    </style:style>
    <style:style style:name="gr11" style:family="graphic">
      <style:graphic-properties draw:marker-start="" draw:marker-start-width="0.15cm" draw:marker-end="Arrow_20_concave" draw:marker-end-width="0.15cm" draw:textarea-horizontal-align="center" draw:textarea-vertical-align="middle" style:run-through="foreground"/>
    </style:style>
    <style:style style:name="gr12" style:family="graphic">
      <style:graphic-properties svg:stroke-color="#000000" draw:marker-end="Arrow_20_concave" draw:marker-end-width="0.15cm" draw:textarea-horizontal-align="center" draw:textarea-vertical-align="middle" style:run-through="foreground"/>
    </style:style>
    <style:style style:name="gr13" style:family="graphic">
      <style:graphic-properties draw:stroke="none" svg:stroke-color="#000000" draw:fill="none" draw:fill-color="#ffffff" fo:min-height="0.617cm" style:run-through="foreground"/>
    </style:style>
    <style:style style:name="gr1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84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59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dash" draw:stroke-dash="Ultrafine_20_Dashed" draw:textarea-horizontal-align="center" draw:textarea-vertical-align="middle" draw:shadow="hidden" draw:shadow-offset-x="0.199cm" draw:shadow-offset-y="0.199cm" draw:shadow-color="#999999"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fill="solid" draw:fill-color="#cfe7f5"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solid" draw:fill-color="#cccccc"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4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16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369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5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cfe7f5" fo:min-height="0.36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fill="solid" draw:fill-color="#cccccc" draw:textarea-horizontal-align="justify" draw:textarea-vertical-align="middle" draw:auto-grow-height="false" fo:min-height="0cm" fo:min-width="0cm" style:run-through="foreground"/>
    </style:style>
    <style:style style:name="gr43" style:family="graphic">
      <style:graphic-properties draw:stroke="none" svg:stroke-color="#000000" draw:fill="none" draw:fill-color="#ffffff" fo:min-height="0.344cm" style:run-through="foreground"/>
    </style:style>
    <style:style style:name="gr44" style:family="graphic">
      <style:graphic-properties draw:stroke="none" svg:stroke-color="#000000" draw:fill="none" draw:fill-color="#ffffff" fo:min-height="0.56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Ultrafine_20_Dashed"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49cm" svg:stroke-color="#0000cc"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Ultrafine_20_Dashed" draw:textarea-horizontal-align="center" draw:textarea-vertical-align="middle" draw:shadow="hidden" draw:shadow-offset-x="0.199cm" draw:shadow-offset-y="0.199cm" draw:shadow-color="#999999" style:run-through="foreground"/>
    </style:style>
    <style:style style:name="gr48" style:family="graphic">
      <style:graphic-properties draw:stroke="none" svg:stroke-color="#000000" draw:fill="none" draw:fill-color="#ffffff" fo:min-height="0.73cm" style:run-through="foreground"/>
    </style:style>
    <style:style style:name="gr49" style:family="graphic">
      <style:graphic-properties draw:fill="solid" draw:fill-color="#cfe7f5" draw:textarea-horizontal-align="center" draw:textarea-vertical-align="middle" style:run-through="foreground"/>
    </style:style>
    <style:style style:name="gr50" style:family="graphic">
      <style:graphic-properties draw:textarea-horizontal-align="center" draw:textarea-vertical-align="middle" style:run-through="foreground"/>
    </style:style>
    <style:style style:name="gr51" style:family="graphic">
      <style:graphic-properties draw:stroke="none" svg:stroke-color="#000000" draw:fill="none" draw:fill-color="#ffffff" fo:min-height="0.369cm" style:run-through="foreground"/>
    </style:style>
    <style:style style:name="gr52" style:family="graphic">
      <style:graphic-properties draw:stroke="none" svg:stroke-color="#000000" draw:fill="solid" draw:fill-color="#cfe7f5" fo:min-height="0.369cm" style:run-through="foreground"/>
    </style:style>
    <style:style style:name="gr53" style:family="graphic">
      <style:graphic-properties style:run-through="foreground"/>
    </style:style>
    <style:style style:name="gr54" style:family="graphic">
      <style:graphic-properties draw:marker-start="Arrow_20_concave" draw:marker-start-width="0.15cm" draw:marker-end="Arrow_20_concave" draw:marker-end-width="0.15cm" draw:textarea-horizontal-align="center" draw:textarea-vertical-align="middle" style:run-through="foreground"/>
    </style:style>
    <style:style style:name="gr55" style:family="graphic">
      <style:graphic-properties draw:stroke="none" svg:stroke-color="#000000" draw:fill="none" draw:fill-color="#ffffff" fo:min-height="0.57cm" style:run-through="foreground"/>
    </style:style>
    <style:style style:name="gr56" style:family="graphic">
      <style:graphic-properties draw:stroke="none" svg:stroke-color="#000000" draw:fill="none" draw:fill-color="#ffffff" fo:min-height="2.298cm" style:run-through="foreground"/>
    </style:style>
    <style:style style:name="gr57" style:family="graphic">
      <style:graphic-properties draw:marker-end="Arrow_20_concave" draw:marker-end-width="0.15cm" draw:textarea-horizontal-align="center" draw:textarea-vertical-align="middle" style:run-through="foreground"/>
    </style:style>
    <style:style style:name="gr58"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color="#000000" draw:marker-start="Arrow_20_concave"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fill="solid" draw:fill-color="#ffff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2" style:family="graphic">
      <style:graphic-properties draw:fill="solid" draw:fill-color="#00cc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1.Description SysML du système : focus communication<text:tab/>2</text:p>
          <text:p text:style-name="P53">1.1.Composition du système<text:tab/>2</text:p>
          <text:p text:style-name="P53">1.2.Description des éléments du système <text:tab/>2</text:p>
          <text:p text:style-name="P53">1.3.Interactions entre les éléments du système <text:tab/>3</text:p>
          <text:p text:style-name="P53">1.4.Grands principes de fonctionnement<text:tab/>4</text:p>
          <text:p text:style-name="P53">1.5.Architecture montrant le flux de donnée IHM-SGw<text:tab/>4</text:p>
          <text:p text:style-name="P53">1.6.Architecture montrant le flux de données RmDv - SGw<text:tab/>5</text:p>
          <text:p text:style-name="P53">1.7.Séquencement des communications <text:tab/>6</text:p>
          <text:p text:style-name="P53">1.8.Algorithme de gestion des la communication dans la SGw<text:tab/>7</text:p>
          <text:p text:style-name="P52">2.Transaction IHM - SGw<text:tab/>8</text:p>
          <text:p text:style-name="P53">2.1.Présentation des modes de fonctionnement<text:tab/>8</text:p>
          <text:p text:style-name="P53">2.2.La variable DFH_CentralData<text:tab/>9</text:p>
          <text:p text:style-name="P52">3.Transaction RmDv_i – SGw<text:tab/>12</text:p>
          <text:p text:style-name="P53">3.1.La variable RmDv_Data_xx<text:tab/>13</text:p>
          <text:p text:style-name="P53">3.2.Algorithme du RmDv<text:tab/>14</text:p>
          <text:p text:style-name="P53">3.3.Algorithme transaction RmDv i au niveau SGw<text:tab/>15</text:p>
          <text:p text:style-name="P53">3.4.Détail du timing de la transaction<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61" text:outline-level="1">Description SysML du système : focus communication</text:h>
      <text:p text:style-name="P13"/>
      <text:h text:style-name="Heading_20_2" text:outline-level="2">Composition du système</text:h>
      <text:p text:style-name="P13"><draw:frame draw:style-name="fr1" draw:name="images1" text:anchor-type="paragraph" svg:width="16.939cm" svg:height="6.625cm" draw:z-index="0"><draw:image xlink:href="Pictures/200000070000513A000022BE59A5B3AA.svm" xlink:type="simple" xlink:show="embed" xlink:actuate="onLoad"/></draw:frame><draw:frame text:anchor-type="paragraph" draw:z-index="13" draw:style-name="gr8" draw:text-style-name="P67" svg:width="6.756cm" svg:height="0.408cm" svg:x="8.784cm" svg:y="7.137cm"><draw:text-box><text:p><text:span text:style-name="T31">Fig1</text:span><text:span text:style-name="T34"> : BDD système</text:span></text:p></draw:text-box></draw:frame></text:p>
      <text:h text:style-name="Heading_20_2" text:outline-level="2">Description des éléments du système </text:h>
      <text:p text:style-name="P13"/>
      <text:p text:style-name="P13"><text:span text:style-name="T3">Air Conditioner</text:span> : Les climatiseurs <text:span text:style-name="T2">Mitsubishi</text:span> air-air monosplit. Il y en 4 (salon, salle à manger, entrée, couloir). </text:p>
      <text:p text:style-name="P13"><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3"><text:span text:style-name="T3">Smart Gateway </text:span>: passerelle entre le réseau des <text:span text:style-name="T2">Remote Device</text:span> et l'IHM. La liaison se fait avec ce dernier via une liaison UART classique. Le protocole de communication qui gère cette liaison est <text:span text:style-name="T4">UART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13"><text:span text:style-name="T3">IHM </text:span>: Unité basée sur une <text:span text:style-name="T2">Raspberry pi 2 </text:span>et un écran tactile. Elle communique :</text:p>
      <text:p text:style-name="P13"/>
      <text:list xml:id="list6050683082336452730" text:style-name="L1">
        <text:list-item>
          <text:p text:style-name="P54"><text:soft-page-break/>vers la passerelle intelligente en UART pour recevoir l'état des climatiseurs et transmettre des nouvelles informations (puissance disponibles, informations tempo, paramètres utilisateur....)</text:p>
        </text:list-item>
        <text:list-item>
          <text:p text:style-name="P54">vers l'onduleur en HTTP via des requêtes locale (<text:span text:style-name="T2">HMI</text:span>-box-onduleur),</text:p>
        </text:list-item>
        <text:list-item>
          <text:p text:style-name="P54">vers le web en HTTP pour recevoir les informations EDF tempo, pour recevoir les infos météo ?</text:p>
        </text:list-item>
        <text:list-item>
          <text:p text:style-name="P54">Avec le user via le touch screen pour paramétrer le système, pour visualiser en temps réels les flux d'énergie de la maison, de l'onduleur, de la voiture ?</text:p>
        </text:list-item>
      </text:list>
      <text:p text:style-name="P13"/>
      <text:p text:style-name="P16">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13"/>
      <text:h text:style-name="Heading_20_2" text:outline-level="2">Interactions entre les éléments du système </text:h>
      <text:p text:style-name="P13"/>
      <text:p text:style-name="P26"><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4" svg:width="16.357cm" svg:height="10.05cm" svg:x="0.201cm" svg:y="0.164cm"><text:p/></draw:rect><draw:ellipse text:anchor-type="paragraph" draw:z-index="3" draw:style-name="gr2" draw:text-style-name="P64" svg:width="3.536cm" svg:height="2.001cm" svg:x="7.297cm" svg:y="4.355cm"><text:p/></draw:ellipse></text:p>
      <text:p text:style-name="P13"/>
      <text:p text:style-name="P13"><draw:frame text:anchor-type="paragraph" draw:z-index="14" draw:style-name="gr8" draw:text-style-name="P67" svg:width="6.756cm" svg:height="0.408cm" svg:x="8.722cm" svg:y="0.228cm"><draw:text-box><text:p><text:span text:style-name="T31">Fig 2</text:span><text:span text:style-name="T34"> : IBD système</text:span></text:p></draw:text-box></draw:frame></text:p>
      <text:p text:style-name="P13"/>
      <text:p text:style-name="P13"/>
      <text:p text:style-name="P13"/>
      <text:h text:style-name="Heading_20_2" text:outline-level="2"><text:soft-page-break/>Grands principes de fonctionnement</text:h>
      <text:p text:style-name="P13"/>
      <text:p text:style-name="P13">L'intelligence du système est confiée à la passerelle, la <text:span text:style-name="T2">SmartGateway</text:span>. Elle échange à la fois avec l'<text:span text:style-name="T2">HMI</text:span> et les <text:span text:style-name="T2">RemoteDevices</text:span>.</text:p>
      <text:p text:style-name="P13">Ces derniers étant alimentés sur piles, ne peuvent pas être en écoute permanente. Ils sont endormis sur de très longue période : typiquement 30mn de repos pour quelques secondes d'activités. Cela permet d'économiser les piles.</text:p>
      <text:p text:style-name="P13">→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13"/>
      <text:p text:style-name="P13">L'<text:span text:style-name="T2">HMI</text:span> est faite sur une Raspberry pi. La communication série en python se fait en scrutatif (en tout cas j'ai pas trouvé le mode événementiel!). Par ailleurs le <text:span text:style-name="T2">STM32</text:span> gère parfaitement cela.</text:p>
      <text:p text:style-name="P13"/>
      <text:p text:style-name="P14">→ <text:span text:style-name="T11">la </text:span><text:span text:style-name="T5">HMI </text:span><text:span text:style-name="T11">elle aussi sera à l'initiative des requêtes</text:span> pour fournir les <text:span text:style-name="T18">paramètres</text:span> permettant d'élaborer la stratégie de commande des climatiseurs (puissance solaire disponible, couleur jour tempo, mode vacances, auto...), en en retour récupérer les températures à afficher pour information à l'utilisateur (voir 1.4).</text:p>
      <text:p text:style-name="P13"/>
      <text:p text:style-name="P13">La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3">→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h text:style-name="Heading_20_2" text:outline-level="2">Architecture montrant le flux de donnée IHM-SGw</text:h>
      <text:p text:style-name="P22">La <text:span text:style-name="T2">HMI</text:span> produit la requête <text:span text:style-name="T22">HMI2SGw</text:span><text:span text:style-name="T2">_DataReq</text:span><text:span text:style-name="T21">. </text:span>Elle Envoie les paramètres, et reçoit les données des <text:span text:style-name="T2">RmDv</text:span>.</text:p>
      <text:p text:style-name="P12"><draw:frame text:anchor-type="paragraph" draw:z-index="96" draw:style-name="gr30" draw:text-style-name="P71" svg:width="2.585cm" svg:height="0.985cm" svg:x="14.684cm" svg:y="2.914cm"><draw:text-box><text:p><text:span text:style-name="T38"/></text:p><text:p><text:span text:style-name="T38">? name </text:span></text:p><text:p><text:span text:style-name="T38">HMI_NewParam</text:span></text:p></draw:text-box></draw:frame><draw:frame text:anchor-type="paragraph" draw:z-index="97" draw:style-name="gr31" draw:text-style-name="P71" svg:width="2.585cm" svg:height="0.86cm" svg:x="14.711cm" svg:y="4.602cm"><draw:text-box><text:p><text:span text:style-name="T38"/></text:p><text:p><text:span text:style-name="T38">? name </text:span></text:p></draw:text-box></draw:frame><draw:rect text:anchor-type="paragraph" draw:z-index="98" draw:style-name="gr32" draw:text-style-name="P64" svg:width="2.724cm" svg:height="6.381cm" svg:x="10.555cm" svg:y="0.564cm"><text:p/></draw:rect><draw:rect text:anchor-type="paragraph" draw:z-index="99" draw:style-name="gr32" draw:text-style-name="P64" svg:width="9.251cm" svg:height="6.628cm" svg:x="0.836cm" svg:y="0.496cm"><text:p/></draw:rect><draw:frame text:anchor-type="paragraph" draw:z-index="100" draw:style-name="gr33" draw:text-style-name="P71" svg:width="1.969cm" svg:height="0.731cm" svg:x="0.945cm" svg:y="0.06cm"><draw:text-box><text:p><text:span text:style-name="T38">Smart Gateway</text:span></text:p></draw:text-box></draw:frame><draw:rect text:anchor-type="paragraph" draw:z-index="101" draw:style-name="gr34" draw:text-style-name="P64" svg:width="3.396cm" svg:height="3.717cm" svg:x="6.239cm" svg:y="1.644cm"><text:p/></draw:rect><draw:rect text:anchor-type="paragraph" draw:z-index="102" draw:style-name="gr21" draw:text-style-name="P72" svg:width="3.626cm" svg:height="5.495cm" svg:x="1.462cm" svg:y="1.471cm"><text:p/></draw:rect><draw:custom-shape text:anchor-type="paragraph" draw:z-index="103" draw:style-name="gr35" svg:width="2.671cm" svg:height="0.63cm" svg:x="6.743cm" svg:y="2.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6" draw:text-style-name="P71" svg:width="2.472cm" svg:height="0.345cm" svg:x="6.943cm" svg:y="2.983cm"><draw:text-box><text:p><text:span text:style-name="T38">DFH_Central_data</text:span></text:p></draw:text-box></draw:frame><draw:rect text:anchor-type="paragraph" draw:z-index="105" draw:style-name="gr32" draw:text-style-name="P64" svg:width="2.352cm" svg:height="6.381cm" svg:x="14.358cm" svg:y="0.467cm"><text:p/></draw:rect><draw:frame text:anchor-type="paragraph" draw:z-index="106" draw:style-name="gr33" draw:text-style-name="P71" svg:width="1.969cm" svg:height="0.731cm" svg:x="14.325cm" svg:y="0.111cm"><draw:text-box><text:p><text:span text:style-name="T38">HMI</text:span></text:p></draw:text-box></draw:frame><draw:frame text:anchor-type="paragraph" draw:z-index="109" draw:style-name="gr39" draw:text-style-name="P74" svg:width="3.098cm" svg:height="0.369cm" svg:x="1.48cm" svg:y="0.986cm"><draw:text-box><text:p><text:span text:style-name="T40">DataFrom</text:span><text:span text:style-name="T38">RmDv</text:span><text:span text:style-name="T40"> .c/.h</text:span></text:p></draw:text-box></draw:frame><draw:frame text:anchor-type="paragraph" draw:z-index="110" draw:style-name="gr40" draw:text-style-name="P75" svg:width="3.1cm" svg:height="0.659cm" svg:x="1.577cm" svg:y="1.568cm"><draw:text-box><text:p><text:span text:style-name="T38"/></text:p><text:p><text:span text:style-name="T38"/></text:p></draw:text-box></draw:frame><draw:frame text:anchor-type="paragraph" draw:z-index="111" draw:style-name="gr41" draw:text-style-name="P74" svg:width="3.098cm" svg:height="0.369cm" svg:x="7.041cm" svg:y="1.275cm"><draw:text-box><text:p><text:span text:style-name="T38">D</text:span><text:span text:style-name="T40">ata</text:span><text:span text:style-name="T38">F</text:span><text:span text:style-name="T40">rom</text:span><text:span text:style-name="T38">H</text:span><text:span text:style-name="T40">MI .c/.h</text:span></text:p></draw:text-box></draw:frame><draw:g text:anchor-type="paragraph" draw:z-index="113" draw:style-name="gr9"><draw:custom-shape draw:style-name="gr42" svg:width="3.186cm" svg:height="0.657cm" svg:x="1.628cm" svg:y="3.4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3.607cm"><draw:text-box><text:p text:style-name="P64"><text:span text:style-name="T38">RmDvData_SaManger</text:span></text:p></draw:text-box></draw:frame></draw:g><draw:g text:anchor-type="paragraph" draw:z-index="114" draw:style-name="gr9"><draw:custom-shape draw:style-name="gr42" svg:width="3.186cm" svg:height="0.657cm" svg:x="1.647cm" svg:y="4.3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4.512cm"><draw:text-box><text:p text:style-name="P64"><text:span text:style-name="T38">RmDvData__Entree</text:span></text:p></draw:text-box></draw:frame></draw:g><draw:g text:anchor-type="paragraph" draw:z-index="115" draw:style-name="gr9"><draw:custom-shape draw:style-name="gr42" svg:width="3.186cm" svg:height="0.657cm" svg:x="1.647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5.325cm"><draw:text-box><text:p text:style-name="P64"><text:span text:style-name="T38">RmDvData_Couloir</text:span></text:p></draw:text-box></draw:frame></draw:g><draw:g text:anchor-type="paragraph" draw:z-index="116" draw:style-name="gr9"><draw:custom-shape draw:style-name="gr42" svg:width="3.186cm" svg:height="0.657cm" svg:x="1.667cm" svg:y="6.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68cm" svg:y="6.173cm"><draw:text-box><text:p text:style-name="P64"><text:span text:style-name="T38">RmDvData_Ext</text:span></text:p></draw:text-box></draw:frame></draw:g><draw:path text:anchor-type="paragraph" draw:z-index="117" draw:style-name="gr37" draw:text-style-name="P64" svg:width="9.857cm" svg:height="1.304cm" svg:x="4.852cm" svg:y="5.089cm" svg:viewBox="0 0 9858 1305" svg:d="M0 1284c4592 214 9858-1284 9858-1284"><text:p/></draw:path><draw:g text:anchor-type="paragraph" draw:z-index="118" draw:style-name="gr9"><draw:custom-shape draw:style-name="gr42" svg:width="3.186cm" svg:height="0.657cm" svg:x="1.628cm" svg:y="2.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2.633cm"><draw:text-box><text:p text:style-name="P64"><text:span text:style-name="T38">RmDvData_Salon</text:span></text:p></draw:text-box></draw:frame></draw:g><draw:frame text:anchor-type="paragraph" draw:z-index="119" draw:style-name="gr33" draw:text-style-name="P71" svg:width="1.969cm" svg:height="0.731cm" svg:x="12.194cm" svg:y="0.12cm"><draw:text-box><text:p><text:span text:style-name="T38">UART</text:span></text:p></draw:text-box></draw:frame><draw:frame text:anchor-type="paragraph" draw:z-index="120" draw:style-name="gr44" draw:text-style-name="P73" svg:width="2.692cm" svg:height="0.569cm" draw:transform="rotate (0.193731546971334) translate (10.8884861111111cm 5.57565277777778cm)"><draw:text-box><text:p><text:span text:style-name="T39">All RmDvData</text:span></text:p></draw:text-box></draw:frame></text:p>
      <text:p text:style-name="P13"/>
      <text:p text:style-name="P13"/>
      <text:p text:style-name="P13"><draw:path text:anchor-type="paragraph" draw:z-index="122" draw:style-name="gr45" draw:text-style-name="P64" svg:width="2.391cm" svg:height="0.956cm" svg:x="3.343cm" svg:y="0.168cm" svg:viewBox="0 0 2392 957" svg:d="M2392 957c-992-1662-2392-654-2392-654"><text:p/></draw:path><draw:frame text:anchor-type="paragraph" draw:z-index="108" draw:style-name="gr38" draw:text-style-name="P73" svg:width="3.412cm" svg:height="1.017cm" draw:transform="rotate (-0.210661240716863) translate (10.8708472222222cm 0.252236111111111cm)"><draw:text-box><text:p><text:span text:style-name="T39">Central Data</text:span></text:p></draw:text-box></draw:frame></text:p>
      <text:p text:style-name="P13"><draw:line text:anchor-type="paragraph" draw:z-index="112" draw:style-name="gr21" draw:text-style-name="P64" svg:x1="3.343cm" svg:y1="0.002cm" svg:x2="3.362cm" svg:y2="4.029cm"><text:p/></draw:line><draw:path text:anchor-type="paragraph" draw:z-index="107" draw:style-name="gr37" draw:text-style-name="P64" svg:width="6.518cm" svg:height="0.827cm" svg:x="7.948cm" svg:y="-0.133cm" svg:viewBox="0 0 6519 828" svg:d="M6519 828c-6839-1563-6517-433-6517-433"><text:p/></draw:path></text:p>
      <text:p text:style-name="P13"><draw:path text:anchor-type="paragraph" draw:z-index="121" draw:style-name="gr23" draw:text-style-name="P64" svg:width="2.193cm" svg:height="1.401cm" svg:x="5.754cm" svg:y="-0.191cm" svg:viewBox="0 0 2194 1402" svg:d="M2194 385c-1254 2495-2194-385-2194-385"><text:p/></draw:path></text:p>
      <text:p text:style-name="P13"/>
      <text:p text:style-name="P13"/>
      <text:p text:style-name="P13"/>
      <text:p text:style-name="P13"/>
      <text:p text:style-name="P13"/>
      <text:p text:style-name="P23"/>
      <text:p text:style-name="P23"><text:span text:style-name="T18">NB </text:span>: les pointillés indique un séquencement, non un flux. Les flux sont en traits peins.</text:p>
      <text:h text:style-name="Heading_20_2" text:outline-level="2"><text:soft-page-break/>Architecture montrant le flux de données RmDv - SGw</text:h>
      <text:p text:style-name="P23"/>
      <text:p text:style-name="P23">Chacune des <text:span text:style-name="T2">RmDv</text:span> émet deux requêtes à intervalles réguliers: <text:span text:style-name="T24">MssgReq_SendInfo</text:span><text:span text:style-name="T23">, </text:span><text:span text:style-name="T24">MssgReq_SendStatus</text:span><text:span text:style-name="T23">. Ces requêtes alimentent les champs de données correspondant.</text:span></text:p>
      <text:p text:style-name="P19"><draw:g text:anchor-type="paragraph" draw:z-index="130" draw:style-name="gr9"><draw:rect draw:style-name="gr47" draw:text-style-name="P64" svg:width="1.911cm" svg:height="6.924cm" svg:x="4.638cm" svg:y="0.706cm"><text:p/></draw:rect><draw:rect draw:style-name="gr47" draw:text-style-name="P64" svg:width="9.251cm" svg:height="6.628cm" svg:x="7.322cm" svg:y="0.872cm"><text:p/></draw:rect><draw:frame draw:style-name="gr48" draw:text-style-name="P71" svg:width="1.969cm" svg:height="0.731cm" svg:x="7.432cm" svg:y="0.436cm"><draw:text-box><text:p><text:span text:style-name="T38">Smart Gateway</text:span></text:p></draw:text-box></draw:frame><draw:rect draw:style-name="gr49" draw:text-style-name="P64" svg:width="2.998cm" svg:height="3.666cm" svg:x="13.418cm" svg:y="1.953cm"><text:p/></draw:rect><draw:rect draw:style-name="gr50" draw:text-style-name="P72" svg:width="3.626cm" svg:height="5.495cm" svg:x="7.95cm" svg:y="1.847cm"><text:p/></draw:rect><draw:custom-shape draw:style-name="gr42" svg:width="2.671cm" svg:height="0.63cm" svg:x="13.623cm" svg:y="3.1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1" svg:width="2.472cm" svg:height="0.345cm" svg:x="13.704cm" svg:y="3.242cm"><draw:text-box><text:p><text:span text:style-name="T38">DFH_Central_data</text:span></text:p></draw:text-box></draw:frame><draw:rect draw:style-name="gr47" draw:text-style-name="P64" svg:width="3.666cm" svg:height="6.832cm" svg:x="0.228cm" svg:y="0.746cm"><text:p/></draw:rect><draw:frame draw:style-name="gr48" draw:text-style-name="P71" svg:width="1.969cm" svg:height="0.731cm" svg:x="0.801cm" svg:y="0.325cm"><draw:text-box><text:p><text:span text:style-name="T38">RmDv</text:span></text:p></draw:text-box></draw:frame><draw:frame draw:style-name="gr51" draw:text-style-name="P74" svg:width="3.098cm" svg:height="0.369cm" svg:x="7.966cm" svg:y="1.362cm"><draw:text-box><text:p><text:span text:style-name="T40">DataFrom</text:span><text:span text:style-name="T38">RmDv</text:span><text:span text:style-name="T40"> .c/.h</text:span></text:p></draw:text-box></draw:frame><draw:frame draw:style-name="gr52" draw:text-style-name="P74" svg:width="2.557cm" svg:height="0.369cm" svg:x="13.822cm" svg:y="1.283cm"><draw:text-box><text:p><text:span text:style-name="T38">D</text:span><text:span text:style-name="T40">ata</text:span><text:span text:style-name="T38">F</text:span><text:span text:style-name="T40">rom</text:span><text:span text:style-name="T38">H</text:span><text:span text:style-name="T40">MI .c/.h</text:span></text:p></draw:text-box></draw:frame><draw:g draw:style-name="gr53"><draw:custom-shape draw:style-name="gr42" svg:width="3.186cm" svg:height="0.657cm" svg:x="8.114cm" svg:y="3.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983cm"><draw:text-box><text:p text:style-name="P64"><text:span text:style-name="T38">RmDvData_SaManger</text:span></text:p></draw:text-box></draw:frame></draw:g><draw:g draw:style-name="gr53"><draw:custom-shape draw:style-name="gr42" svg:width="3.186cm" svg:height="0.657cm" svg:x="8.134cm" svg:y="4.7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4.888cm"><draw:text-box><text:p text:style-name="P64"><text:span text:style-name="T38">RmDvData_Entree</text:span></text:p></draw:text-box></draw:frame></draw:g><draw:g draw:style-name="gr53"><draw:custom-shape draw:style-name="gr42" svg:width="3.186cm" svg:height="0.657cm" svg:x="8.134cm" svg:y="5.5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5.701cm"><draw:text-box><text:p text:style-name="P64"><text:span text:style-name="T38">RmDvData_Couloir</text:span></text:p></draw:text-box></draw:frame></draw:g><draw:g draw:style-name="gr53"><draw:custom-shape draw:style-name="gr42" svg:width="3.186cm" svg:height="0.657cm" svg:x="8.153cm" svg:y="6.4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54cm" svg:y="6.55cm"><draw:text-box><text:p text:style-name="P64"><text:span text:style-name="T38">RmDvData_Ext</text:span></text:p></draw:text-box></draw:frame></draw:g><draw:g draw:style-name="gr53"><draw:custom-shape draw:style-name="gr42" svg:width="3.186cm" svg:height="0.657cm" svg:x="8.114cm" svg:y="2.8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01cm"><draw:text-box><text:p text:style-name="P64"><text:span text:style-name="T38">RmDvData_Salon</text:span></text:p></draw:text-box></draw:frame></draw:g><draw:frame draw:style-name="gr48" draw:text-style-name="P71" svg:width="1.969cm" svg:height="0.731cm" svg:x="3.983cm" svg:y="0.309cm"><draw:text-box><text:p><text:span text:style-name="T38">Wireless FSK</text:span></text:p></draw:text-box></draw:frame><draw:g draw:style-name="gr53"><draw:custom-shape draw:style-name="gr42" svg:width="3.186cm" svg:height="0.657cm" svg:x="0.413cm" svg:y="2.9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4cm" svg:y="3.068cm"><draw:text-box><text:p text:style-name="P64"><text:span text:style-name="T38">RmDv_Salon</text:span></text:p></draw:text-box></draw:frame></draw:g><draw:g draw:style-name="gr53"><draw:custom-shape draw:style-name="gr42" svg:width="3.186cm" svg:height="0.657cm" svg:x="0.394cm" svg:y="3.8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4cm" svg:y="4.024cm"><draw:text-box><text:p text:style-name="P64"><text:span text:style-name="T38">RmDv_SaManger</text:span></text:p></draw:text-box></draw:frame></draw:g><draw:g draw:style-name="gr53"><draw:custom-shape draw:style-name="gr42" svg:width="3.186cm" svg:height="0.657cm" svg:x="0.433cm" svg:y="4.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33cm" svg:y="4.867cm"><draw:text-box><text:p text:style-name="P64"><text:span text:style-name="T38">RmDv_Entree</text:span></text:p></draw:text-box></draw:frame></draw:g><draw:g draw:style-name="gr53"><draw:custom-shape draw:style-name="gr42" svg:width="3.186cm" svg:height="0.657cm" svg:x="0.411cm" svg:y="5.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2cm" svg:y="5.818cm"><draw:text-box><text:p text:style-name="P64"><text:span text:style-name="T38">RmDvData_Couloir</text:span></text:p></draw:text-box></draw:frame></draw:g><draw:g draw:style-name="gr53"><draw:custom-shape draw:style-name="gr42" svg:width="3.186cm" svg:height="0.657cm" svg:x="0.392cm" svg:y="6.5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3cm" svg:y="6.668cm"><draw:text-box><text:p text:style-name="P64"><text:span text:style-name="T38">RmDvData_Ext</text:span></text:p></draw:text-box></draw:frame></draw:g><draw:line draw:style-name="gr54" draw:text-style-name="P64" svg:x1="3.601cm" svg:y1="3.309cm" svg:x2="8.117cm" svg:y2="3.309cm"><text:p/></draw:line><draw:line draw:style-name="gr54" draw:text-style-name="P64" svg:x1="3.579cm" svg:y1="4.191cm" svg:x2="8.095cm" svg:y2="4.191cm"><text:p/></draw:line><draw:line draw:style-name="gr54" draw:text-style-name="P64" svg:x1="3.618cm" svg:y1="5.034cm" svg:x2="8.134cm" svg:y2="5.034cm"><text:p/></draw:line><draw:line draw:style-name="gr54" draw:text-style-name="P64" svg:x1="3.597cm" svg:y1="5.946cm" svg:x2="8.113cm" svg:y2="5.946cm"><text:p/></draw:line><draw:line draw:style-name="gr54" draw:text-style-name="P64" svg:x1="3.639cm" svg:y1="6.816cm" svg:x2="8.155cm" svg:y2="6.816cm"><text:p/></draw:line><draw:frame draw:style-name="gr55" draw:text-style-name="P78" svg:width="4.206cm" svg:height="0.571cm" svg:x="4.089cm" svg:y="2.59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1cm" svg:y="3.62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4.327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5.23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49cm" svg:y="6.139cm"><draw:text-box><text:p text:style-name="P77"><text:span text:style-name="T41">MssgReq_SendInfo</text:span><text:span text:style-name="T42">, </text:span></text:p><text:p text:style-name="P77"><text:span text:style-name="T41">MssgReq_SendStatus</text:span></text:p></draw:text-box></draw:frame><draw:rect draw:style-name="gr49" draw:text-style-name="P64" svg:width="1.41cm" svg:height="5.449cm" svg:x="11.773cm" svg:y="1.856cm"><text:p/></draw:rect><draw:g draw:style-name="gr53"><draw:custom-shape draw:style-name="gr42" svg:width="1.158cm" svg:height="4.391cm" svg:x="11.889cm" svg:y="2.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6" draw:text-style-name="P76" svg:width="1.064cm" svg:height="2.299cm" svg:x="11.926cm" svg:y="3.458cm"><draw:text-box><text:p text:style-name="P64"><text:span text:style-name="T38">Calcul</text:span></text:p></draw:text-box></draw:frame></draw:g><draw:line draw:style-name="gr57" draw:text-style-name="P64" svg:x1="13.623cm" svg:y1="3.438cm" svg:x2="13.046cm" svg:y2="3.438cm"><text:p/></draw:line><draw:line draw:style-name="gr57" draw:text-style-name="P64" svg:x1="11.88cm" svg:y1="3.214cm" svg:x2="11.303cm" svg:y2="3.214cm"><text:p/></draw:line><draw:line draw:style-name="gr57" draw:text-style-name="P64" svg:x1="11.88cm" svg:y1="4.202cm" svg:x2="11.303cm" svg:y2="4.202cm"><text:p/></draw:line><draw:line draw:style-name="gr57" draw:text-style-name="P64" svg:x1="11.896cm" svg:y1="5.096cm" svg:x2="11.319cm" svg:y2="5.096cm"><text:p/></draw:line><draw:line draw:style-name="gr57" draw:text-style-name="P64" svg:x1="11.896cm" svg:y1="5.851cm" svg:x2="11.319cm" svg:y2="5.851cm"><text:p/></draw:line><draw:line draw:style-name="gr57" draw:text-style-name="P64" svg:x1="11.918cm" svg:y1="6.715cm" svg:x2="11.341cm" svg:y2="6.715cm"><text:p/></draw:line><draw:frame draw:style-name="gr52" draw:text-style-name="P74" svg:width="2.557cm" svg:height="0.369cm" svg:x="11.843cm" svg:y="1.283cm"><draw:text-box><text:p><text:span text:style-name="T40">??? .c/.h</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8">NB </text:span>: Les 5 variables <text:span text:style-name="T2">RmDvData_xx </text:span>sont accessibles de manière asynchrone par un<text:span text:style-name="T2"> RmDv</text:span> ou bien par l'<text:span text:style-name="T2">IHM</text:span>. Il ne peut pas y avoir de conflit, car, comme nous allons le voir, les accès en écriture de ces variables sont exclusives. </text:p>
      <text:p text:style-name="P19"/>
      <text:p text:style-name="P31">Lorsqu'une transaction <text:span text:style-name="T2">RmDv</text:span> est initié les calculs (rapides) nécessaires sont faits (prochaine valeur de consigne et prochain délai) via le module ???.c/.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Séquencement des communications </text:h>
      <text:p text:style-name="P22"><draw:frame draw:style-name="fr2" draw:name="images7" text:anchor-type="paragraph" svg:x="0.074cm" svg:y="0.273cm" svg:width="16.999cm" svg:height="13.908cm" draw:z-index="123"><draw:image xlink:href="Pictures/2000000700004A20000039C7A0B49913.svm" xlink:type="simple" xlink:show="embed" xlink:actuate="onLoad"/></draw:frame><draw:ellipse text:anchor-type="paragraph" draw:z-index="124" draw:style-name="gr46" draw:text-style-name="P64" svg:width="4.862cm" svg:height="1.294cm" svg:x="4.166cm" svg:y="1.552cm"><text:p/></draw:ellipse>On observe 3 processus de communication qui se déroulent en même temps, à des périodicités différentes. </text:p>
      <text:p text:style-name="Text_20_body"><text:span text:style-name="T8">Transaction </text:span><text:span text:style-name="T10">: Correspond à un message asynchrone associé à sa réponse (voir ci-dessus, bulle bleue). Il existe donc 3 types de transaction :</text:span></text:p>
      <text:list xml:id="list336743550006171732" text:style-name="L2">
        <text:list-item>
          <text:p text:style-name="P56">Entre un <text:span text:style-name="T2">RmDv</text:span> et la<text:span text:style-name="T2"> SmartGateway </text:span>: utilisation du protocole <text:span text:style-name="T4">RmDv_SGw_Protocol</text:span> qui s'appuie sur la pile <text:span text:style-name="T4">FSKStack</text:span> ,</text:p>
        </text:list-item>
        <text:list-item>
          <text:p text:style-name="P56">Entre la <text:span text:style-name="T2">SmartGateway</text:span> et l' <text:span text:style-name="T2">HMI</text:span> : utilisation de la pile, <text:span text:style-name="T4">UARTStack</text:span> . Le message étant unique, pas besoin de couche de protocole,</text:p>
        </text:list-item>
        <text:list-item>
          <text:p text:style-name="P56">Entre le <text:span text:style-name="T2">HMI</text:span> et l'onduleur : utilisation de requête <text:span text:style-name="T4">HTTP</text:span>.</text:p>
        </text:list-item>
      </text:list>
      <text:p text:style-name="P22">Elles <text:s/>sont toutes basées sur le même principe : une requête, une réponse.</text:p>
      <text:p text:style-name="P22">On note que deux acteurs sont maîtres (à l'initiative des requêtes des transactions) :</text:p>
      <text:list xml:id="list9015168279584628116" text:style-name="L3">
        <text:list-item>
          <text:p text:style-name="P57">les <text:span text:style-name="T2">RmDv</text:span> (4 associés aux climatiseurs et 1 pour la température extérieure)</text:p>
        </text:list-item>
        <text:list-item>
          <text:p text:style-name="P57">le <text:span text:style-name="T2">HMI</text:span> (Raspberry pi, programme Phyton) </text:p>
        </text:list-item>
      </text:list>
      <text:p text:style-name="P22"/>
      <text:p text:style-name="P22"/>
      <text:h text:style-name="Heading_20_2" text:outline-level="2"><text:soft-page-break/>Algorithme de gestion des la communication dans la SGw</text:h>
      <text:p text:style-name="P22">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2"><draw:frame draw:style-name="fr2" draw:name="images10" text:anchor-type="paragraph" svg:x="2.512cm" svg:y="0.432cm" svg:width="11.975cm" svg:height="9.91cm" draw:z-index="125"><draw:image xlink:href="Pictures/2000000700002D8500002675096F508C.svm" xlink:type="simple" xlink:show="embed" xlink:actuate="onLoad"/></draw:frame><draw:frame text:anchor-type="paragraph" draw:z-index="126" draw:style-name="gr8" draw:text-style-name="P67" svg:width="14.959cm" svg:height="0.408cm" svg:x="1.36cm" svg:y="10.763cm"><draw:text-box><text:p><text:span text:style-name="T31">Fig 4</text:span><text:span text:style-name="T34">: algorithme principal gérant la communication globale du système à bord de la SGw</text:span></text:p></draw:text-box></draw:frame></text:p>
      <text:p text:style-name="P22"/>
      <text:p text:style-name="P22"/>
      <text:p text:style-name="P22">De cette manière, on ne se pose pas la question d'accès multiple à une variable partagée par un <text:span text:style-name="T2">RmDv</text:span> et la <text:span text:style-name="T2">HMI</text:span> puisque dès qu'une transaction démarre, elle se finit (au pire un timeout permet d'interrompre une transaction infructueuse). Du coup les autres requêtes susceptibles d'arriver sont simplement mises en attente d'être traitée.</text:p>
      <text:list xml:id="list895388913276261090" text:style-name="L4">
        <text:list-header>
          <text:p text:style-name="P58"/>
        </text:list-header>
      </text:list>
      <text:h text:style-name="P63" text:outline-level="1">Transaction IHM - SGw</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8">Mode :</text:p>
          </table:table-cell>
          <table:table-cell table:style-name="Tableau1.A1" office:value-type="string">
            <text:p text:style-name="P40">Jour HP / Nuit HC</text:p>
            <text:p text:style-name="P40">(6h00 / 22h00)</text:p>
          </table:table-cell>
          <table:table-cell table:style-name="Tableau1.A1" office:value-type="string">
            <text:p text:style-name="P38">Tempo Rouge</text:p>
            <text:p text:style-name="P40">paramètres...</text:p>
          </table:table-cell>
          <table:table-cell table:style-name="Tableau1.A1" office:value-type="string">
            <text:p text:style-name="P38">Tempo Blanc</text:p>
            <text:p text:style-name="P40">paramètres...</text:p>
          </table:table-cell>
          <table:table-cell table:style-name="Tableau1.E1" office:value-type="string">
            <text:p text:style-name="P38">Tempo Bleu</text:p>
            <text:p text:style-name="P40">paramètres...</text:p>
          </table:table-cell>
        </table:table-row>
        <table:table-row>
          <table:table-cell table:style-name="Tableau1.A2" table:number-rows-spanned="2" office:value-type="string">
            <text:p text:style-name="P37">Auto</text:p>
            <text:p text:style-name="P41">Gère la puissance de chauffe en fonction de la puissance disponible, avec un minimum de température mesurée</text:p>
          </table:table-cell>
          <table:table-cell table:style-name="Tableau1.A2" office:value-type="string">
            <text:p text:style-name="P36">HP</text:p>
          </table:table-cell>
          <table:table-cell table:style-name="Tableau1.A2" office:value-type="string">
            <text:p text:style-name="P42"><text:span text:style-name="T16"></text:span><text:span text:style-name="T13">min</text:span> = 16°C</text:p>
            <text:p text:style-name="P42">Montée en température si excédent de puissance est supérieur à 1000W.</text:p>
            <text:p text:style-name="P42">Retour à la consigne si excédent de puissance est inférieur à 500W.</text:p>
            <text:p text:style-name="P42"/>
            <text:p text:style-name="P42">Prio Clim : Entrée, Salon, Salle à manger, Couloir</text:p>
          </table:table-cell>
          <table:table-cell table:style-name="Tableau1.A2" office:value-type="string">
            <text:p text:style-name="P42"><text:span text:style-name="T16"></text:span><text:span text:style-name="T13">min</text:span> = 17°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cell table:style-name="Tableau1.E2" office:value-type="string">
            <text:p text:style-name="P42"><text:span text:style-name="T16"></text:span><text:span text:style-name="T13">min</text:span> = 19°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row>
        <table:table-row>
          <table:covered-table-cell/>
          <table:table-cell table:style-name="Tableau1.A2" office:value-type="string">
            <text:p text:style-name="P36">HC</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E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row>
        <table:table-row>
          <table:table-cell table:style-name="Tableau1.A2" office:value-type="string">
            <text:p text:style-name="P37">Programmé</text:p>
            <text:p text:style-name="P41">Gère les climatiseurs en fonction de l'heure et des jours.</text:p>
            <text:p text:style-name="P41"/>
          </table:table-cell>
          <table:table-cell table:style-name="Tableau1.A2" office:value-type="string">
            <text:p text:style-name="P36"/>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E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row>
        <table:table-row>
          <table:table-cell table:style-name="Tableau1.A2" office:value-type="string">
            <text:p text:style-name="P37">Vacances</text:p>
            <text:p text:style-name="P41">Date d'arrivée :</text:p>
            <text:p text:style-name="P41">Température Arrivée</text:p>
            <text:p text:style-name="P41">Reprise en mode automatique ou programmé 1 jours avant</text:p>
          </table:table-cell>
          <table:table-cell table:style-name="Tableau1.A2" office:value-type="string">
            <text:p text:style-name="P36"/>
          </table:table-cell>
          <table:table-cell table:style-name="Tableau1.A2" office:value-type="string">
            <text:p text:style-name="P42"/>
            <text:p text:style-name="P46"><text:span text:style-name="T16"></text:span><text:span text:style-name="T15">HG</text:span> = 12°C</text:p>
          </table:table-cell>
          <table:table-cell table:style-name="Tableau1.A2" office:value-type="string">
            <text:p text:style-name="P48"/>
            <text:p text:style-name="P46"><text:span text:style-name="T16"></text:span><text:span text:style-name="T15">HG</text:span> = 12°C</text:p>
          </table:table-cell>
          <table:table-cell table:style-name="Tableau1.E2" office:value-type="string">
            <text:p text:style-name="P42"/>
            <text:p text:style-name="P46"><text:span text:style-name="T16"></text:span><text:span text:style-name="T15">HG</text:span> = 12°C</text:p>
          </table:table-cell>
        </table:table-row>
      </table:table>
      <text:p text:style-name="P18"/>
      <text:p text:style-name="P20"><draw:frame text:anchor-type="paragraph" draw:z-index="15" draw:style-name="gr8" draw:text-style-name="P67" svg:width="6.756cm" svg:height="0.408cm" svg:x="12.996cm" svg:y="0.228cm"><draw:text-box><text:p><text:span text:style-name="T31">Tab 1</text:span><text:span text:style-name="T34"> : Modes de fonctionnement</text:span></text:p></draw:text-box></draw:frame></text:p>
      <text:p text:style-name="P20"/>
      <text:p text:style-name="P20"/>
      <text:p text:style-name="P20"/>
      <text:p text:style-name="Text_20_body"/>
      <text:p text:style-name="P7"/>
      <text:h text:style-name="P60" text:outline-level="2">La variable DFH_CentralData</text:h>
      <text:p text:style-name="Text_20_body"><text:span text:style-name="T10">Ci-dessous on trouve la variable structurée </text:span><text:span text:style-name="T9">CentralData</text:span><text:span text:style-name="T10"> qui est définie à la fois au niveau de la </text:span><text:span text:style-name="T9">SGw</text:span><text:span text:style-name="T10"> et de </text:span><text:span text:style-name="T9">l'IHM</text:span><text:span text:style-name="T10">.</text:span></text:p>
      <text:p text:style-name="P27">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2">Nom Variable</text:p>
          </table:table-cell>
          <table:table-cell table:style-name="Tableau7.B1" table:number-columns-spanned="2" office:value-type="string">
            <text:p text:style-name="P43">LastHMITimeStamp</text:p>
          </table:table-cell>
          <table:covered-table-cell/>
        </table:table-row>
        <table:table-row>
          <table:table-cell table:style-name="Tableau7.A2" table:number-rows-spanned="2" office:value-type="string">
            <text:p text:style-name="P42"/>
          </table:table-cell>
          <table:table-cell table:style-name="Tableau7.A2" office:value-type="string">
            <text:p text:style-name="P42">type</text:p>
          </table:table-cell>
          <table:table-cell table:style-name="Tableau7.C2" office:value-type="string">
            <text:p text:style-name="P42">Valeurs</text:p>
          </table:table-cell>
        </table:table-row>
        <table:table-row>
          <table:covered-table-cell/>
          <table:table-cell table:style-name="Tableau7.B3" office:value-type="string">
            <text:p text:style-name="P29">TimeStampTypedef</text:p>
          </table:table-cell>
          <table:table-cell table:style-name="Tableau7.C3" office:value-type="string">
            <text:p text:style-name="P42">HH:mn:ss:D:Month:Year</text:p>
          </table:table-cell>
        </table:table-row>
      </table:table>
      <text:p text:style-name="Text_20_body"/>
      <text:p text:style-name="Text_20_body"><draw:frame text:anchor-type="paragraph" draw:z-index="16" draw:style-name="gr8" draw:text-style-name="P67" svg:width="13.233cm" svg:height="0.408cm" svg:x="1.697cm" svg:y="-0.064cm"><draw:text-box><text:p><text:span text:style-name="T31">Tab 2</text:span><text:span text:style-name="T34"> : les champs de la variable structurée CentralData</text:span></text:p></draw:text-box></draw:frame></text:p>
      <text:p text:style-name="P24">Le champ donne l'horodatage correspondant à la dernière mise à jour de la structure par l'IHM.</text:p>
      <text:p text:style-name="P27">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2">Nom Variable</text:p>
          </table:table-cell>
          <table:table-cell table:style-name="Tableau6.B1" table:number-columns-spanned="2" office:value-type="string">
            <text:p text:style-name="P43">Mode</text:p>
          </table:table-cell>
          <table:covered-table-cell/>
        </table:table-row>
        <table:table-row>
          <table:table-cell table:style-name="Tableau6.A2" table:number-rows-spanned="2" office:value-type="string">
            <text:p text:style-name="P42"/>
          </table:table-cell>
          <table:table-cell table:style-name="Tableau6.A2" office:value-type="string">
            <text:p text:style-name="P42">type</text:p>
          </table:table-cell>
          <table:table-cell table:style-name="Tableau6.C2" office:value-type="string">
            <text:p text:style-name="P42">Valeurs</text:p>
          </table:table-cell>
        </table:table-row>
        <table:table-row>
          <table:covered-table-cell/>
          <table:table-cell table:style-name="Tableau6.B3" office:value-type="string">
            <text:p text:style-name="P42">Enum </text:p>
          </table:table-cell>
          <table:table-cell table:style-name="Tableau6.C3" office:value-type="string">
            <text:p text:style-name="P42">HMI_Mode_Off / HMI_Mode_Auto / HMI_Mode_Program / </text:p>
            <text:p text:style-name="P42">HMI_Mode_Hollidays / </text:p>
          </table:table-cell>
        </table:table-row>
      </table:table>
      <text:p text:style-name="Text_20_body"/>
      <text:p text:style-name="P22">Le champ qui indique quel est le mode demandé par la <text:span text:style-name="T2">HMI,</text:span> mode à exécuter en temps réel par la <text:span text:style-name="T2">SGw</text:span>.</text:p>
      <text:p text:style-name="P30"/>
      <text:p text:style-name="P30"/>
      <text:p text:style-name="P27">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om Variable</text:p>
          </table:table-cell>
          <table:table-cell table:style-name="Tableau2.B1" table:number-columns-spanned="2" office:value-type="string">
            <text:p text:style-name="P43">Auto <text:s/><text:span text:style-name="T12">structure</text:span></text:p>
          </table:table-cell>
          <table:covered-table-cell/>
        </table:table-row>
        <table:table-row>
          <table:table-cell table:style-name="Tableau2.A2" table:number-rows-spanned="7" office:value-type="string">
            <text:p text:style-name="P42"/>
          </table:table-cell>
          <table:table-cell table:style-name="Tableau2.A2" office:value-type="string">
            <text:p text:style-name="P42">Champs / type</text:p>
          </table:table-cell>
          <table:table-cell table:style-name="Tableau2.C2" office:value-type="string">
            <text:p text:style-name="P42">Valeurs</text:p>
          </table:table-cell>
        </table:table-row>
        <table:table-row>
          <table:covered-table-cell/>
          <table:table-cell table:style-name="Tableau2.B3" office:value-type="string">
            <text:p text:style-name="P42">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2">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2">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2">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2">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2">SetTempMinHP / Short int</text:p>
          </table:table-cell>
          <table:table-cell table:style-name="Tableau2.C3" office:value-type="float" office:value="19">
            <text:p text:style-name="P4">19</text:p>
          </table:table-cell>
        </table:table-row>
      </table:table>
      <text:p text:style-name="Text_20_body"/>
      <text:p text:style-name="P22">Ce champ structuré contient les paramètres utiles pour le mode automatique, paramètres remplis par l'IHM.</text:p>
      <text:p text:style-name="Text_20_body"/>
      <text:p text:style-name="Text_20_body"/>
      <text:p text:style-name="Text_20_body"/>
      <text:p text:style-name="Text_20_body"/>
      <text:p text:style-name="Text_20_body"/>
      <text:p text:style-name="Text_20_body"/>
      <text:p text:style-name="P27"><text:soft-page-break/>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2">Nom Variable</text:p>
          </table:table-cell>
          <table:table-cell table:style-name="Tableau3.B1" table:number-columns-spanned="2" office:value-type="string">
            <text:p text:style-name="P43">Program <text:span text:style-name="T12">structure</text:span></text:p>
          </table:table-cell>
          <table:covered-table-cell/>
        </table:table-row>
        <table:table-row>
          <table:table-cell table:style-name="Tableau3.A2" table:number-rows-spanned="7" office:value-type="string">
            <text:p text:style-name="P42"/>
          </table:table-cell>
          <table:table-cell table:style-name="Tableau3.A2" office:value-type="string">
            <text:p text:style-name="P42">Champs / type</text:p>
          </table:table-cell>
          <table:table-cell table:style-name="Tableau3.C2" office:value-type="string">
            <text:p text:style-name="P42">Valeurs</text:p>
          </table:table-cell>
        </table:table-row>
        <table:table-row>
          <table:covered-table-cell/>
          <table:table-cell table:style-name="Tableau3.B3" office:value-type="string">
            <text:p text:style-name="P42">Temperature_6h[4] / char </text:p>
          </table:table-cell>
          <table:table-cell table:style-name="Tableau3.C3" office:value-type="string">
            <text:p text:style-name="P42">Températures <text:s/>à 6 h pour chaque clim </text:p>
          </table:table-cell>
        </table:table-row>
        <table:table-row>
          <table:covered-table-cell/>
          <table:table-cell table:style-name="Tableau3.B3" office:value-type="string">
            <text:p text:style-name="P42">Temperature_8h[4] <text:s/>/ char </text:p>
          </table:table-cell>
          <table:table-cell table:style-name="Tableau3.C3" office:value-type="string">
            <text:p text:style-name="P42"/>
          </table:table-cell>
        </table:table-row>
        <table:table-row>
          <table:covered-table-cell/>
          <table:table-cell table:style-name="Tableau3.B3" office:value-type="string">
            <text:p text:style-name="P42">Temperature_10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5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8h[4] / char </text:p>
          </table:table-cell>
          <table:table-cell table:style-name="Tableau3.C3" office:value-type="string">
            <text:p text:style-name="P42"/>
          </table:table-cell>
        </table:table-row>
        <table:table-row>
          <table:covered-table-cell/>
          <table:table-cell table:style-name="Tableau3.B3" office:value-type="string">
            <text:p text:style-name="P42">Temperature_23h[4] <text:s/>/ char </text:p>
          </table:table-cell>
          <table:table-cell table:style-name="Tableau3.C3" office:value-type="string">
            <text:p text:style-name="P42"/>
          </table:table-cell>
        </table:table-row>
      </table:table>
      <text:p text:style-name="P28"/>
      <text:p text:style-name="P25"><text:span text:style-name="T7">Ce champ structuré contient les paramètres utiles pour le mode programmation, paramètres remplis par l'IHM</text:span>. <text:span text:style-name="T7">Ce sont les températures attendus pour chaque des heures spécifiées et pour chaque climatiseur.</text:span></text:p>
      <text:p text:style-name="P27"/>
      <text:p text:style-name="P27">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2">Nom Variable</text:p>
          </table:table-cell>
          <table:table-cell table:style-name="Tableau8.B1" table:number-columns-spanned="2" office:value-type="string">
            <text:p text:style-name="P43">Hollidays <text:s/><text:span text:style-name="T12">structure</text:span></text:p>
          </table:table-cell>
          <table:covered-table-cell/>
        </table:table-row>
        <table:table-row>
          <table:table-cell table:style-name="Tableau8.A2" table:number-rows-spanned="6" office:value-type="string">
            <text:p text:style-name="P42"/>
          </table:table-cell>
          <table:table-cell table:style-name="Tableau8.A2" office:value-type="string">
            <text:p text:style-name="P42">Champs / type</text:p>
          </table:table-cell>
          <table:table-cell table:style-name="Tableau8.C2" office:value-type="string">
            <text:p text:style-name="P42">Valeurs</text:p>
          </table:table-cell>
        </table:table-row>
        <table:table-row table:style-name="Tableau8.3">
          <table:covered-table-cell/>
          <table:table-cell table:style-name="Tableau8.B3" office:value-type="string">
            <text:p text:style-name="P42">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2">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9">ArrivalDate / TimeStampTypedef</text:p>
          </table:table-cell>
          <table:table-cell table:style-name="Tableau8.C3" office:value-type="string">
            <text:p text:style-name="P42">HH:mn:ss:D:Month:Year</text:p>
          </table:table-cell>
        </table:table-row>
      </table:table>
      <text:p text:style-name="P44"/>
      <text:p text:style-name="P39">Cette structure correspond aux paramètres du mode vacances. Le premier paramètre est le mode de reprise 1 jour avant la date d'arrivée.</text:p>
      <text:p text:style-name="P39"/>
      <text:p text:style-name="P27">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2">Nom Variable</text:p>
          </table:table-cell>
          <table:table-cell table:style-name="Tableau9.B1" table:number-columns-spanned="2" office:value-type="string">
            <text:p text:style-name="P43">Option <text:span text:style-name="T12">structure</text:span></text:p>
          </table:table-cell>
          <table:covered-table-cell/>
        </table:table-row>
        <table:table-row>
          <table:table-cell table:style-name="Tableau9.A2" table:number-rows-spanned="8" office:value-type="string">
            <text:p text:style-name="P42"/>
          </table:table-cell>
          <table:table-cell table:style-name="Tableau9.A2" office:value-type="string">
            <text:p text:style-name="P42">Champs / type</text:p>
          </table:table-cell>
          <table:table-cell table:style-name="Tableau9.C2" office:value-type="string">
            <text:p text:style-name="P42">Valeurs</text:p>
          </table:table-cell>
        </table:table-row>
        <table:table-row table:style-name="Tableau9.3">
          <table:covered-table-cell/>
          <table:table-cell table:style-name="Tableau9.B3" office:value-type="string">
            <text:p text:style-name="P42">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2">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2">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2">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2">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2">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2">CouleurTempo / char</text:p>
          </table:table-cell>
          <table:table-cell table:style-name="Tableau9.C3" office:value-type="string">
            <text:p text:style-name="P4">0 indéfini / 1 bleu / 2 blanc / 3 rouge</text:p>
          </table:table-cell>
        </table:table-row>
      </table:table>
      <text:p text:style-name="P20"/>
      <text:p text:style-name="P20">Paramètres, toujours remplis par l'IHM, qui correspondent au données de puissance qui vont permettre à la SGw d'opérer sa stratégie.</text:p>
      <text:p text:style-name="P20"><text:span text:style-name="T18">Total octets pour toute la variable CentralData : </text:span><text:s/>92 octets </text:p>
      <text:p text:style-name="P21"><text:soft-page-break/>Calcul de la durée de transfert : </text:p>
      <text:p text:style-name="P20">En comptant large, 100 bytes , T = NbOctets x Nbbits x 1/Débit = 1000 / Débit</text:p>
      <text:list xml:id="list3660367839979884955" text:style-name="L5">
        <text:list-item>
          <text:p text:style-name="P55">à 9600 bd , T=104 ms.</text:p>
        </text:list-item>
        <text:list-item>
          <text:p text:style-name="P55">à 38400 bd , T=26ms.</text:p>
        </text:list-item>
        <text:list-item>
          <text:p text:style-name="P55">à 115200 bd , T = 8.6ms</text:p>
        </text:list-item>
      </text:list>
      <text:p text:style-name="P20"/>
      <text:p text:style-name="P21">→ prio maxi sur cette communication. Tester la rapidité de l'algo. A 115200 Bds, on a 8.6µs pour traiter le logiciel associé.</text:p>
      <text:p text:style-name="P20"/>
      <text:p text:style-name="P20">→ L'ensemble de la donnée <text:span text:style-name="T2">CentralData</text:span> est mise à jour d'un coup par l'IHM</text:p>
      <text:p text:style-name="P35"/>
      <text:h text:style-name="Heading_20_2" text:outline-level="2">Connectique IHM (Raspberry pi 2) avec SGw (STM32F103)</text:h>
      <text:p text:style-name="P34"/>
      <text:p text:style-name="P23">La liaison est une liaison série asynchrone classique. Pas de bit de parité, débit 9600 bds (pour l'instant, accélerer …)</text:p>
      <text:p text:style-name="P23"/>
      <text:p text:style-name="P23"><draw:frame text:anchor-type="paragraph" draw:z-index="184" draw:style-name="gr74" draw:text-style-name="P65" svg:width="3.744cm" svg:height="0.648cm" svg:x="12.476cm" svg:y="-0.032cm"><draw:text-box><text:p><text:span text:style-name="T31">Connecteur Raspy :</text:span></text:p></draw:text-box></draw:frame></text:p>
      <text:p text:style-name="P23"><draw:rect text:anchor-type="paragraph" draw:z-index="163" draw:style-name="gr21" draw:text-style-name="P64" svg:width="0.315cm" svg:height="0.315cm" svg:x="13.481cm" svg:y="0.432cm"><text:p/></draw:rect><draw:rect text:anchor-type="paragraph" draw:z-index="164" draw:style-name="gr21" draw:text-style-name="P64" svg:width="0.315cm" svg:height="0.315cm" svg:x="13.952cm" svg:y="0.432cm"><text:p/></draw:rect><draw:rect text:anchor-type="paragraph" draw:z-index="165" draw:style-name="gr21" draw:text-style-name="P64" svg:width="0.315cm" svg:height="0.315cm" svg:x="13.481cm" svg:y="0.432cm"><text:p/></draw:rect><draw:rect text:anchor-type="paragraph" draw:z-index="166" draw:style-name="gr71" draw:text-style-name="P64" svg:width="0.315cm" svg:height="0.315cm" svg:x="13.952cm" svg:y="0.432cm"><text:p/></draw:rect><draw:rect text:anchor-type="paragraph" draw:z-index="167" draw:style-name="gr21" draw:text-style-name="P64" svg:width="0.315cm" svg:height="0.315cm" svg:x="13.481cm" svg:y="0.982cm"><text:p/></draw:rect><draw:rect text:anchor-type="paragraph" draw:z-index="168" draw:style-name="gr21" draw:text-style-name="P64" svg:width="0.315cm" svg:height="0.315cm" svg:x="13.952cm" svg:y="0.982cm"><text:p/></draw:rect><draw:rect text:anchor-type="paragraph" draw:z-index="169" draw:style-name="gr21" draw:text-style-name="P64" svg:width="0.315cm" svg:height="0.315cm" svg:x="13.481cm" svg:y="0.982cm"><text:p/></draw:rect><draw:rect text:anchor-type="paragraph" draw:z-index="170" draw:style-name="gr71" draw:text-style-name="P64" svg:width="0.315cm" svg:height="0.315cm" svg:x="13.952cm" svg:y="0.982cm"><text:p/></draw:rect><draw:rect text:anchor-type="paragraph" draw:z-index="139" draw:style-name="gr61" draw:text-style-name="P64" svg:width="4.017cm" svg:height="2.999cm" svg:x="1.658cm" svg:y="0.09cm"><text:p/></draw:rect><draw:rect text:anchor-type="paragraph" draw:z-index="140" draw:style-name="gr61" draw:text-style-name="P64" svg:width="4.017cm" svg:height="2.999cm" svg:x="8.89cm" svg:y="0.09cm"><text:p/></draw:rect><draw:frame text:anchor-type="paragraph" draw:z-index="152" draw:style-name="gr68" draw:text-style-name="P83" svg:width="2.687cm" svg:height="0.477cm" svg:x="6.673cm" svg:y="0.247cm"><draw:text-box><text:p><text:span text:style-name="T45">Jaune</text:span></text:p></draw:text-box></draw:frame><draw:frame text:anchor-type="paragraph" draw:z-index="180" draw:style-name="gr73" draw:text-style-name="P68" svg:width="1.151cm" svg:height="0.329cm" svg:x="13.54cm" svg:y="0cm"><draw:text-box><text:p><text:span text:style-name="T21">1 <text:s text:c="3"/>2</text:span></text:p></draw:text-box></draw:frame></text:p>
      <text:p text:style-name="P23"><draw:line text:anchor-type="paragraph" draw:z-index="145" draw:style-name="gr66" draw:text-style-name="P64" svg:x1="5.674cm" svg:y1="0.066cm" svg:x2="8.89cm" svg:y2="0.066cm"><text:p/></draw:line><draw:frame text:anchor-type="paragraph" draw:z-index="146" draw:style-name="gr67" draw:text-style-name="P65" svg:width="3.47cm" svg:height="0.479cm" svg:x="9.105cm" svg:y="-0.161cm"><draw:text-box><text:p><text:span text:style-name="T31">Tx</text:span><text:span text:style-name="T45"> (BCM14 TxD)</text:span></text:p></draw:text-box></draw:frame><draw:frame text:anchor-type="paragraph" draw:z-index="150" draw:style-name="gr67" draw:text-style-name="P65" svg:width="1.646cm" svg:height="0.479cm" svg:x="4.029cm" svg:y="-0.199cm"><draw:text-box><text:p><text:span text:style-name="T31">Rx (PA3)</text:span></text:p></draw:text-box></draw:frame></text:p>
      <text:p text:style-name="P22"><draw:rect text:anchor-type="paragraph" draw:z-index="155" draw:style-name="gr21" draw:text-style-name="P64" svg:width="0.315cm" svg:height="0.315cm" svg:x="13.481cm" svg:y="0.243cm"><text:p/></draw:rect><draw:rect text:anchor-type="paragraph" draw:z-index="156" draw:style-name="gr21" draw:text-style-name="P64" svg:width="0.315cm" svg:height="0.315cm" svg:x="13.952cm" svg:y="0.243cm"><text:p/></draw:rect><draw:rect text:anchor-type="paragraph" draw:z-index="157" draw:style-name="gr21" draw:text-style-name="P64" svg:width="0.315cm" svg:height="0.315cm" svg:x="13.481cm" svg:y="0.243cm"><text:p/></draw:rect><draw:rect text:anchor-type="paragraph" draw:z-index="158" draw:style-name="gr69" draw:text-style-name="P64" svg:width="0.315cm" svg:height="0.315cm" svg:x="13.952cm" svg:y="0.243cm"><text:p/></draw:rect><draw:line text:anchor-type="paragraph" draw:z-index="144" draw:style-name="gr65" draw:text-style-name="P64" svg:x1="5.674cm" svg:y1="0.304cm" svg:x2="8.89cm" svg:y2="0.304cm"><text:p/></draw:line><draw:frame text:anchor-type="paragraph" draw:z-index="147" draw:style-name="gr67" draw:text-style-name="P65" svg:width="2.786cm" svg:height="0.479cm" svg:x="9.065cm" svg:y="0.123cm"><draw:text-box><text:p><text:span text:style-name="T31">Rx </text:span><text:span text:style-name="T45">(BCM15 RxD)</text:span></text:p></draw:text-box></draw:frame><draw:frame text:anchor-type="paragraph" draw:z-index="151" draw:style-name="gr67" draw:text-style-name="P65" svg:width="1.391cm" svg:height="0.479cm" svg:x="4.069cm" svg:y="0.064cm"><draw:text-box><text:p><text:span text:style-name="T31">Tx (PA2)</text:span></text:p></draw:text-box></draw:frame><draw:frame text:anchor-type="paragraph" draw:z-index="153" draw:style-name="gr68" draw:text-style-name="P83" svg:width="2.687cm" svg:height="0.477cm" svg:x="6.733cm" svg:y="-0.171cm"><draw:text-box><text:p><text:span text:style-name="T45">Vert</text:span></text:p></draw:text-box></draw:frame><draw:frame text:anchor-type="paragraph" draw:z-index="183" draw:style-name="gr73" draw:text-style-name="P68" svg:width="1.878cm" svg:height="0.329cm" svg:x="14.52cm" svg:y="0.21cm"><draw:text-box><text:p><text:span text:style-name="T21">6 <text:s/>0V</text:span></text:p></draw:text-box></draw:frame></text:p>
      <text:p text:style-name="P22"><draw:rect text:anchor-type="paragraph" draw:z-index="159" draw:style-name="gr21" draw:text-style-name="P64" svg:width="0.315cm" svg:height="0.315cm" svg:x="13.481cm" svg:y="0.136cm"><text:p/></draw:rect><draw:rect text:anchor-type="paragraph" draw:z-index="160" draw:style-name="gr21" draw:text-style-name="P64" svg:width="0.315cm" svg:height="0.315cm" svg:x="13.952cm" svg:y="0.136cm"><text:p/></draw:rect><draw:rect text:anchor-type="paragraph" draw:z-index="161" draw:style-name="gr21" draw:text-style-name="P64" svg:width="0.315cm" svg:height="0.315cm" svg:x="13.481cm" svg:y="0.136cm"><text:p/></draw:rect><draw:rect text:anchor-type="paragraph" draw:z-index="162" draw:style-name="gr70" draw:text-style-name="P64" svg:width="0.315cm" svg:height="0.315cm" svg:x="13.952cm" svg:y="0.136cm"><text:p/></draw:rect><draw:line text:anchor-type="paragraph" draw:z-index="143" draw:style-name="gr64" draw:text-style-name="P64" svg:x1="5.674cm" svg:y1="0.399cm" svg:x2="8.89cm" svg:y2="0.399cm"><text:p/></draw:line><draw:frame text:anchor-type="paragraph" draw:z-index="148" draw:style-name="gr67" draw:text-style-name="P65" svg:width="1.117cm" svg:height="0.479cm" svg:x="9.105cm" svg:y="0.212cm"><draw:text-box><text:p><text:span text:style-name="T31">0V</text:span></text:p></draw:text-box></draw:frame><draw:frame text:anchor-type="paragraph" draw:z-index="149" draw:style-name="gr67" draw:text-style-name="P65" svg:width="1.117cm" svg:height="0.479cm" svg:x="5.184cm" svg:y="0.24cm"><draw:text-box><text:p><text:span text:style-name="T31">0V</text:span></text:p></draw:text-box></draw:frame><draw:frame text:anchor-type="paragraph" draw:z-index="154" draw:style-name="gr68" draw:text-style-name="P83" svg:width="2.687cm" svg:height="0.477cm" svg:x="6.791cm" svg:y="-0.056cm"><draw:text-box><text:p><text:span text:style-name="T45">Noir</text:span></text:p></draw:text-box></draw:frame><draw:frame text:anchor-type="paragraph" draw:z-index="181" draw:style-name="gr73" draw:text-style-name="P68" svg:width="1.878cm" svg:height="0.329cm" svg:x="14.52cm" svg:y="0.123cm"><draw:text-box><text:p><text:span text:style-name="T21">8 <text:s/>BCM 14</text:span></text:p></draw:text-box></draw:frame></text:p>
      <text:p text:style-name="P22"><draw:rect text:anchor-type="paragraph" draw:z-index="172" draw:style-name="gr21" draw:text-style-name="P64" svg:width="0.315cm" svg:height="0.315cm" svg:x="13.481cm" svg:y="-0.016cm"><text:p/></draw:rect><draw:rect text:anchor-type="paragraph" draw:z-index="173" draw:style-name="gr21" draw:text-style-name="P64" svg:width="0.315cm" svg:height="0.315cm" svg:x="13.952cm" svg:y="-0.016cm"><text:p/></draw:rect><draw:rect text:anchor-type="paragraph" draw:z-index="174" draw:style-name="gr69" draw:text-style-name="P64" svg:width="0.315cm" svg:height="0.315cm" svg:x="13.481cm" svg:y="-0.016cm"><text:p/></draw:rect><draw:rect text:anchor-type="paragraph" draw:z-index="175" draw:style-name="gr72" draw:text-style-name="P64" svg:width="0.315cm" svg:height="0.315cm" svg:x="13.952cm" svg:y="-0.016cm"><text:p/></draw:rect><draw:frame text:anchor-type="paragraph" draw:z-index="182" draw:style-name="gr73" draw:text-style-name="P68" svg:width="1.878cm" svg:height="0.329cm" svg:x="14.52cm" svg:y="-0.028cm"><draw:text-box><text:p><text:span text:style-name="T21">10 <text:s/>BCM 15</text:span></text:p></draw:text-box></draw:frame></text:p>
      <text:p text:style-name="P22"><draw:rect text:anchor-type="paragraph" draw:z-index="176" draw:style-name="gr21" draw:text-style-name="P64" svg:width="0.315cm" svg:height="0.315cm" svg:x="13.481cm" svg:y="-0.123cm"><text:p/></draw:rect><draw:rect text:anchor-type="paragraph" draw:z-index="177" draw:style-name="gr21" draw:text-style-name="P64" svg:width="0.315cm" svg:height="0.315cm" svg:x="13.952cm" svg:y="-0.123cm"><text:p/></draw:rect><draw:rect text:anchor-type="paragraph" draw:z-index="178" draw:style-name="gr21" draw:text-style-name="P64" svg:width="0.315cm" svg:height="0.315cm" svg:x="13.481cm" svg:y="-0.123cm"><text:p/></draw:rect><draw:rect text:anchor-type="paragraph" draw:z-index="179" draw:style-name="gr21" draw:text-style-name="P64" svg:width="0.315cm" svg:height="0.315cm" svg:x="13.952cm" svg:y="-0.123cm"><text:p/></draw:rect><draw:frame text:anchor-type="paragraph" draw:z-index="141" draw:style-name="gr62" draw:text-style-name="P65" svg:width="2.49cm" svg:height="0.726cm" svg:x="2.951cm" svg:y="-0.104cm"><draw:text-box><text:p><text:span text:style-name="T31">SGw</text:span></text:p></draw:text-box></draw:frame><draw:frame text:anchor-type="paragraph" draw:z-index="142" draw:style-name="gr63" draw:text-style-name="P65" svg:width="3.49cm" svg:height="0.466cm" svg:x="10.007cm" svg:y="-0.115cm"><draw:text-box><text:p><text:span text:style-name="T31">HMI (Raspberry pi2)</text:span></text:p></draw:text-box></draw:frame></text:p>
      <text:p text:style-name="P22"><draw:g text:anchor-type="paragraph" draw:z-index="171" draw:style-name="gr9"><draw:rect draw:style-name="gr50" draw:text-style-name="P64" svg:width="0.315cm" svg:height="0.315cm" svg:x="13.481cm" svg:y="-0.205cm"><text:p/></draw:rect><draw:rect draw:style-name="gr50" draw:text-style-name="P64" svg:width="0.315cm" svg:height="0.315cm" svg:x="13.952cm" svg:y="-0.205cm"><text:p/></draw:rect><draw:rect draw:style-name="gr50" draw:text-style-name="P64" svg:width="0.315cm" svg:height="0.315cm" svg:x="13.481cm" svg:y="-0.205cm"><text:p/></draw:rect><draw:rect draw:style-name="gr50" draw:text-style-name="P64" svg:width="0.315cm" svg:height="0.315cm" svg:x="13.952cm" svg:y="-0.205cm"><text:p/></draw:rect><draw:rect draw:style-name="gr50" draw:text-style-name="P64" svg:width="0.315cm" svg:height="0.315cm" svg:x="13.481cm" svg:y="0.345cm"><text:p/></draw:rect><draw:rect draw:style-name="gr50" draw:text-style-name="P64" svg:width="0.315cm" svg:height="0.315cm" svg:x="13.952cm" svg:y="0.345cm"><text:p/></draw:rect><draw:rect draw:style-name="gr50" draw:text-style-name="P64" svg:width="0.315cm" svg:height="0.315cm" svg:x="13.481cm" svg:y="0.345cm"><text:p/></draw:rect><draw:rect draw:style-name="gr50" draw:text-style-name="P64" svg:width="0.315cm" svg:height="0.315cm" svg:x="13.952cm" svg:y="0.345cm"><text:p/></draw:rect></draw:g></text:p>
      <text:p text:style-name="P22"><draw:frame text:anchor-type="paragraph" draw:z-index="186" draw:style-name="gr75" draw:text-style-name="P65" svg:width="5.432cm" svg:height="0.424cm" svg:x="1.93cm" svg:y="0.422cm"><draw:text-box><text:p><text:span text:style-name="T31">Connecteur carte réseau INSA</text:span></text:p></draw:text-box></draw:frame></text:p>
      <text:p text:style-name="P22"><draw:frame draw:style-name="fr2" draw:name="images3" text:anchor-type="paragraph" svg:x="1.563cm" svg:y="0.411cm" svg:width="4.112cm" svg:height="3.284cm" draw:z-index="185"><draw:image xlink:href="Pictures/20000007000013B600000FFDDADD31B9.svm" xlink:type="simple" xlink:show="embed" xlink:actuate="onLoad"/></draw:frame></text:p>
      <text:p text:style-name="P22"/>
      <text:p text:style-name="P22"/>
      <text:p text:style-name="P22"/>
      <text:p text:style-name="P22"/>
      <text:h text:style-name="P62" text:outline-level="1"><text:soft-page-break/>Transaction RmDv_i – SGw</text:h>
      <text:p text:style-name="P18">On renvoie le lecteur au document <text:span text:style-name="T2">Protocoles.pdf</text:span> pour en savoir plus sur le détail de transaction. L'objectif ici est simplement de détailler la variable <text:span text:style-name="T2">RmDv_Data_xx</text:span>.</text:p>
      <text:p text:style-name="P18">Ces 5 variables (salon, salle à manger, entrée, couloir, extérieur) sont créées dans le module <text:span text:style-name="T2">DataFromRmDv.c/.h </text:span>: </text:p>
      <text:p text:style-name="P18"><draw:frame draw:style-name="fr2" draw:name="images8" text:anchor-type="paragraph" svg:x="0.741cm" svg:y="0.247cm" svg:width="13.481cm" svg:height="3.561cm" draw:z-index="138"><draw:image xlink:href="Pictures/200000070000347F00000DB9C260B2ED.svm" xlink:type="simple" xlink:show="embed" xlink:actuate="onLoad"/></draw:frame><draw:line text:anchor-type="paragraph" draw:z-index="129" draw:style-name="gr15" draw:text-style-name="P64" svg:x1="3.05cm" svg:y1="3.311cm" svg:x2="3.05cm" svg:y2="8.23cm"><text:p/></draw:line></text:p>
      <text:p text:style-name="P18"><draw:frame draw:style-name="fr1" draw:name="images9" text:anchor-type="paragraph" svg:width="6.616cm" svg:height="2.87cm" draw:z-index="127"><draw:image xlink:href="Pictures/20000007000019D800000B35062637EB.svm" xlink:type="simple" xlink:show="embed" xlink:actuate="onLoad"/></draw:frame></text:p>
      <text:p text:style-name="P18"><draw:frame draw:style-name="fr2" draw:name="images11" text:anchor-type="paragraph" svg:x="1.238cm" svg:y="0.353cm" svg:width="4.604cm" svg:height="5.946cm" draw:z-index="128"><draw:image xlink:href="Pictures/20000007000011FC0000173A59CE5680.svm" xlink:type="simple" xlink:show="embed" xlink:actuate="onLoad"/></draw:frame></text:p>
      <text:p text:style-name="P19">Le module <text:span text:style-name="T2">RmDv_SGw_Protocol.c/.h</text:span> est utilisé par le module DataFromRmDv.c/.h pour pouvoir accéder à l'énumération <text:span text:style-name="T2">RmDv_TelecoIR_Cmde</text:span>. Cette dernière liste les commandes possibles communiquées à un <text:span text:style-name="T2">RmDv</text:span>.</text:p>
      <text:p text:style-name="P18"/>
      <text:p text:style-name="P18"/>
      <text:p text:style-name="P18"/>
      <text:p text:style-name="P18"/>
      <text:h text:style-name="P59" text:outline-level="2"><text:soft-page-break/>La variable RmDv_Data_xx</text:h>
      <text:p text:style-name="P18"/>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45"/>
          </table:table-cell>
          <table:table-cell table:style-name="Tableau5.B1" table:number-columns-spanned="2" office:value-type="string">
            <text:p text:style-name="P47">RmDv_Data</text:p>
          </table:table-cell>
          <table:covered-table-cell/>
        </table:table-row>
        <table:table-row>
          <table:covered-table-cell/>
          <table:table-cell table:style-name="Tableau5.B2" office:value-type="string">
            <text:p text:style-name="P45">Champs / type</text:p>
          </table:table-cell>
          <table:table-cell table:style-name="Tableau5.C2" office:value-type="string">
            <text:p text:style-name="P45">Valeurs</text:p>
          </table:table-cell>
        </table:table-row>
        <table:table-row table:style-name="Tableau5.3">
          <table:table-cell table:style-name="Tableau5.B2" table:number-rows-spanned="4" office:value-type="string">
            <text:p text:style-name="P5">Réception</text:p>
            <text:p text:style-name="P5"/>
            <text:p text:style-name="P9">RmDv → SGw</text:p>
            <text:p text:style-name="P5"><text:span text:style-name="T25">SGw → <text:s/>IHM</text:span><text:span text:style-name="T26"> </text:span><text:s/></text:p>
          </table:table-cell>
          <table:table-cell table:style-name="Tableau5.B3" office:value-type="string">
            <text:p text:style-name="P45">Température / float</text:p>
          </table:table-cell>
          <table:table-cell table:style-name="Tableau5.C3" office:value-type="string">
            <text:p text:style-name="P5">Température exprimée en °C <text:s/></text:p>
          </table:table-cell>
        </table:table-row>
        <table:table-row table:style-name="Tableau5.3">
          <table:covered-table-cell/>
          <table:table-cell table:style-name="Tableau5.B3" office:value-type="string">
            <text:p text:style-name="P49">LastTempSet / RmDv_TelecoIR_Cmde</text:p>
          </table:table-cell>
          <table:table-cell table:style-name="Tableau5.C3" office:value-type="string">
            <text:p text:style-name="P5">Dernière commande que le<text:span text:style-name="T2"> RmDv</text:span> a traité <text:s/></text:p>
          </table:table-cell>
        </table:table-row>
        <table:table-row table:style-name="Tableau5.3">
          <table:covered-table-cell/>
          <table:table-cell table:style-name="Tableau5.B3" office:value-type="string">
            <text:p text:style-name="P45">RmDv_WarningCode/ Status </text:p>
          </table:table-cell>
          <table:table-cell table:style-name="Tableau5.C3" office:value-type="string">
            <text:p text:style-name="P5">Message d'erreur/warning du <text:span text:style-name="T2">RmDv</text:span> <text:s text:c="2"/></text:p>
          </table:table-cell>
        </table:table-row>
        <table:table-row table:style-name="Tableau5.3">
          <table:covered-table-cell/>
          <table:table-cell table:style-name="Tableau5.B3" office:value-type="string">
            <text:p text:style-name="P51">RmDv_WkUp_CurrentState / PrevState</text:p>
          </table:table-cell>
          <table:table-cell table:style-name="Tableau5.C3" office:value-type="string">
            <text:p text:style-name="P4"><text:span text:style-name="T23">Indique l'état du </text:span><text:span text:style-name="T24">RmDv</text:span><text:span text:style-name="T23"> lors de la précédente activité. Si tout c'est bien passé le contenu vaut </text:span><text:span text:style-name="T27">WarningMssg.</text:span><text:span text:style-name="T28"> </text:span><text:span text:style-name="T30">Dans le cas contraire, la variable contient l'état de la FSM du</text:span><text:span text:style-name="T29"> RmDv</text:span><text:span text:style-name="T30"> au moment du plantage.</text:span></text:p>
          </table:table-cell>
        </table:table-row>
        <table:table-row table:style-name="Tableau5.3">
          <table:table-cell table:style-name="Tableau5.B2" table:number-rows-spanned="2" office:value-type="string">
            <text:p text:style-name="P9"/>
            <text:p text:style-name="P9">RmDv ← <text:s/>SGw</text:p>
          </table:table-cell>
          <table:table-cell table:style-name="Tableau5.B3" office:value-type="string">
            <text:p text:style-name="P49">RmDv_TelecoIR_Cmde/ NewTempSet</text:p>
          </table:table-cell>
          <table:table-cell table:style-name="Tableau5.C3" office:value-type="string">
            <text:p text:style-name="P5">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45">Delay_Typedef / Delay</text:p>
          </table:table-cell>
          <table:table-cell table:style-name="Tableau5.C3" office:value-type="string">
            <text:p text:style-name="P5">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1">Variable d'état</text:p>
          </table:table-cell>
          <table:table-cell table:style-name="Tableau5.B3" office:value-type="string">
            <text:p text:style-name="P45">ID / char</text:p>
          </table:table-cell>
          <table:table-cell table:style-name="Tableau5.C3" office:value-type="string">
            <text:p text:style-name="P5">Identifiant du <text:span text:style-name="T2">RmDv</text:span>. Unique. 0xD1 à 0xD5.</text:p>
          </table:table-cell>
        </table:table-row>
        <table:table-row table:style-name="Tableau5.3">
          <table:covered-table-cell/>
          <table:table-cell table:style-name="Tableau5.B3" office:value-type="string">
            <text:p text:style-name="P45">ReadyToRead / char</text:p>
          </table:table-cell>
          <table:table-cell table:style-name="Tableau5.C3" office:value-type="string">
            <text:p text:style-name="P5">Inutilisé pour linstant...</text:p>
          </table:table-cell>
        </table:table-row>
      </table:table>
      <text:p text:style-name="P10"/>
      <text:p text:style-name="P8">Le champ <text:span text:style-name="T2">Delay </text:span>est particulier. C'est une structure regroupant plusieurs champs qui vont permettre de déterminer précisément l'intervalle de temps pour la prochaine transaction. </text:p>
      <text:p text:style-name="P8">Tout le principe, notamment la correction des erreurs de timing des <text:span text:style-name="T2">RmDv</text:span> est explicité dans le document <text:span text:style-name="T2">GestionTemps.pdf</text:span>.</text:p>
      <text:p text:style-name="P10"/>
      <text:p text:style-name="P8">La structure <text:span text:style-name="T2">Delay_Typedef</text:span> est définie ci après :</text:p>
      <text:p text:style-name="P8"/>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45"/>
          </table:table-cell>
          <table:table-cell table:style-name="Tableau11.B1" table:number-columns-spanned="2" office:value-type="string">
            <text:p text:style-name="P47">Delay_Typedef </text:p>
          </table:table-cell>
          <table:covered-table-cell/>
        </table:table-row>
        <table:table-row>
          <table:covered-table-cell/>
          <table:table-cell table:style-name="Tableau11.B2" office:value-type="string">
            <text:p text:style-name="P45">Champs / type</text:p>
          </table:table-cell>
          <table:table-cell table:style-name="Tableau11.C2" office:value-type="string">
            <text:p text:style-name="P45">Valeurs</text:p>
          </table:table-cell>
        </table:table-row>
        <table:table-row table:style-name="Tableau11.3">
          <table:table-cell table:style-name="Tableau11.B2" table:number-rows-spanned="8" office:value-type="string">
            <text:p text:style-name="P5"/>
            <text:p text:style-name="P5"/>
            <text:p text:style-name="P5"><text:s/></text:p>
            <text:p text:style-name="P9"/>
            <text:p text:style-name="P9"/>
          </table:table-cell>
          <table:table-cell table:style-name="Tableau11.B3" office:value-type="string">
            <text:p text:style-name="P45">StampNow / TimeStampTypedef </text:p>
          </table:table-cell>
          <table:table-cell table:style-name="Tableau11.C3" office:value-type="string">
            <text:p text:style-name="P5">C'est l'horodatage lors de la réception de la première requête du <text:span text:style-name="T2">RmDv</text:span> considéré. <text:s/></text:p>
          </table:table-cell>
        </table:table-row>
        <table:table-row table:style-name="Tableau11.3">
          <table:covered-table-cell/>
          <table:table-cell table:style-name="Tableau11.B3" office:value-type="string">
            <text:p text:style-name="P49"><text:span text:style-name="T1">StampPrevious / TimeStampTypedef</text:span> </text:p>
          </table:table-cell>
          <table:table-cell table:style-name="Tableau11.C3" office:value-type="string">
            <text:p text:style-name="P5">L'horodatage lors de la précédente réception. Permettra de déterminer la durée réelle du précédent intervalle.</text:p>
          </table:table-cell>
        </table:table-row>
        <table:table-row table:style-name="Tableau11.3">
          <table:covered-table-cell/>
          <table:table-cell table:style-name="Tableau11.B3" office:value-type="string">
            <text:p text:style-name="P49"><text:span text:style-name="T1">StampNextTarget / TimeStampTypedef</text:span> </text:p>
          </table:table-cell>
          <table:table-cell table:style-name="Tableau11.C3" office:value-type="string">
            <text:p text:style-name="P5">C'est l'horodatage cible, celui de la prochaine transaction. <text:s/></text:p>
          </table:table-cell>
        </table:table-row>
        <table:table-row table:style-name="Tableau11.3">
          <table:covered-table-cell/>
          <table:table-cell table:style-name="Tableau11.B3" office:value-type="string">
            <text:p text:style-name="P50">TimeIntervalTheoNow / int </text:p>
          </table:table-cell>
          <table:table-cell table:style-name="Tableau11.C3" office:value-type="string">
            <text:p text:style-name="P5">C'est l'intervalle de temps théorique qui sépare le<text:span text:style-name="T2"> StampNow</text:span> et le <text:span text:style-name="T2">StampNextTarget </text:span>calculé maintenant.</text:p>
          </table:table-cell>
        </table:table-row>
        <table:table-row table:style-name="Tableau11.3">
          <table:covered-table-cell/>
          <table:table-cell table:style-name="Tableau11.B3" office:value-type="string">
            <text:p text:style-name="P45">TimeIntervalCorNow / int </text:p>
          </table:table-cell>
          <table:table-cell table:style-name="Tableau11.C3" office:value-type="string">
            <text:p text:style-name="P5">Intervalle de temps corrigé calculé maintenant.</text:p>
          </table:table-cell>
        </table:table-row>
        <table:table-row table:style-name="Tableau11.3">
          <table:covered-table-cell/>
          <table:table-cell table:style-name="Tableau11.B3" office:value-type="string">
            <text:p text:style-name="P45">TimeIntervalCorPrevious / int </text:p>
          </table:table-cell>
          <table:table-cell table:style-name="Tableau11.C3" office:value-type="string">
            <text:p text:style-name="P5">Intervalle de temps corrigé calculé précédemment, celui transmis au <text:span text:style-name="T2">RmDv</text:span> lors de la transaction précédente. Permettra de comparé le temps voulu et le temps réellement écoulé.</text:p>
          </table:table-cell>
        </table:table-row>
        <table:table-row table:style-name="Tableau11.3">
          <table:covered-table-cell/>
          <table:table-cell table:style-name="Tableau11.B3" office:value-type="string">
            <text:p text:style-name="P45">TimeIntervalMeasPrevious / int </text:p>
          </table:table-cell>
          <table:table-cell table:style-name="Tableau11.C3" office:value-type="string">
            <text:p text:style-name="P5">Intervalle de temps précédent mesuré.</text:p>
          </table:table-cell>
        </table:table-row>
        <table:table-row table:style-name="Tableau11.3">
          <table:covered-table-cell/>
          <table:table-cell table:style-name="Tableau11.B3" office:value-type="string">
            <text:p text:style-name="P45">TimeExpansionFactor / float</text:p>
          </table:table-cell>
          <table:table-cell table:style-name="Tableau11.C3" office:value-type="string">
            <text:p text:style-name="P5">Facteur de correction basé sur la comparaison (rapport) des deux champs précédents. </text:p>
          </table:table-cell>
        </table:table-row>
      </table:table>
      <text:p text:style-name="P8"/>
      <text:h text:style-name="Heading_20_2" text:outline-level="2"><text:soft-page-break/>Algorithme du RmDv</text:h>
      <text:p text:style-name="P8"/>
      <text:p text:style-name="P8"><draw:frame draw:style-name="fr1" draw:name="images12" text:anchor-type="paragraph" svg:width="7.694cm" svg:height="8.557cm" draw:z-index="131"><draw:image xlink:href="Pictures/2000000700001E0E0000216C605A6A56.svm" xlink:type="simple" xlink:show="embed" xlink:actuate="onLoad"/></draw:frame><draw:frame text:anchor-type="paragraph" draw:z-index="133" draw:style-name="gr58" draw:text-style-name="P80" svg:width="5.725cm" svg:height="0.606cm" svg:x="0.462cm" svg:y="8.581cm"><draw:text-box><text:p text:style-name="P79"><text:span text:style-name="T43">Main_StandByWkUpPgm </text:span><text:span text:style-name="T44">function</text:span></text:p></draw:text-box></draw:frame><draw:frame text:anchor-type="paragraph" draw:z-index="134" draw:style-name="gr59" draw:text-style-name="P81" svg:width="4.901cm" svg:height="0.666cm" svg:x="0.148cm" svg:y="0.155cm"><draw:text-box><text:p text:style-name="P79"><text:span text:style-name="T43">Main </text:span><text:span text:style-name="T44">program</text:span></text:p></draw:text-box></draw:frame><draw:frame text:anchor-type="paragraph" draw:z-index="135" draw:style-name="gr60" draw:text-style-name="P82" svg:width="6.312cm" svg:height="0.593cm" svg:x="10.379cm" svg:y="8.555cm"><draw:text-box><text:p><text:span text:style-name="T43">FactoryReset_StandByWkUpPgm <text:s/></text:span><text:span text:style-name="T44">function</text:span></text:p></draw:text-box></draw:frame></text:p>
      <text:p text:style-name="P8"/>
      <text:p text:style-name="P10"><draw:frame draw:style-name="fr2" draw:name="images13" text:anchor-type="paragraph" svg:x="-0.026cm" svg:y="0.065cm" svg:width="11.523cm" svg:height="11.15cm" draw:z-index="132"><draw:image xlink:href="Pictures/2000000700002D0400002B8E0A09EAB4.svm" xlink:type="simple" xlink:show="embed" xlink:actuate="onLoad"/></draw:frame><draw:frame draw:style-name="fr2" draw:name="images14" text:anchor-type="paragraph" svg:x="12.792cm" svg:y="0.392cm" svg:width="4.233cm" svg:height="6.752cm" draw:z-index="136"><draw:image xlink:href="Pictures/200000070000108A00001A60DDAAA4CC.svm" xlink:type="simple" xlink:show="embed" xlink:actuate="onLoad"/></draw:frame></text:p>
      <text:p text:style-name="P33"/>
      <text:p text:style-name="P32"/>
      <text:h text:style-name="Heading_20_2" text:outline-level="2"><text:soft-page-break/>Algorithme transaction RmDv i au niveau SGw</text:h>
      <text:p text:style-name="P32"/>
      <text:p text:style-name="P34">On se reportera à <text:span text:style-name="T2">1.8 Algorithme de gestion des la communication dans la SGw</text:span>. On décrit ci-après uniquement la partie transaction <text:span text:style-name="T2">RmDv i</text:span> avec<text:span text:style-name="T2"> SGw</text:span>.</text:p>
      <text:p text:style-name="P32"/>
      <text:p text:style-name="P32"><draw:frame draw:style-name="fr2" draw:name="images15" text:anchor-type="paragraph" svg:x="3.646cm" svg:y="-0.085cm" svg:width="9.707cm" svg:height="15.21cm" draw:z-index="137"><draw:image xlink:href="Pictures/20000007000025EA00003B6A31977E97.svm" xlink:type="simple" xlink:show="embed" xlink:actuate="onLoad"/></draw:frame></text:p>
      <text:p text:style-name="P32"/>
      <text:p text:style-name="P32"/>
      <text:p text:style-name="P32"/>
      <text:p text:style-name="P32"/>
      <text:p text:style-name="P32"/>
      <text:p text:style-name="P32"/>
      <text:h text:style-name="Heading_20_2" text:outline-level="2"><text:soft-page-break/>Détail du timing de la transaction</text:h>
      <text:p text:style-name="P18"/>
      <text:p text:style-name="P18">Chacune des transactions doit avoir un maximum de chance d'aboutir. Côté <text:span text:style-name="T2">RmDv</text:span>, on cherchera à minimiser les redondances pour économiser les piles.</text:p>
      <text:p text:style-name="P18"/>
      <text:p text:style-name="P17">Durée d'une transaction FSK</text:p>
      <text:p text:style-name="P15">Voici une trame FSK typique qui est transmise :</text:p>
      <text:p text:style-name="P6"><text:span text:style-name="T19">|0xFF|0xFF|0xFF|0xFF|'#'|'#'|'#'|'#'|'#'|Len|My|Dest@</text:span><text:span text:style-name="T20">|Code|byte0|byte1|byte2|byte3|</text:span><text:span text:style-name="T19">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3" draw:name="Objet1" text:anchor-type="as-char" svg:width="2.835cm" svg:height="1.037cm" draw:z-index="12"><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7">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18"><draw:frame text:anchor-type="paragraph" draw:z-index="11" draw:style-name="gr7" draw:text-style-name="P66" svg:width="5.926cm" svg:height="0.814cm" svg:x="6.95cm" svg:y="0.436cm"><draw:text-box><text:p><text:span text:style-name="T32">Requête info n'arrive jamais au Sgw</text:span></text:p><text:p><text:span text:style-name="T33">3 tentatives ...</text:span></text:p></draw:text-box></draw:frame></text:p>
      <text:p text:style-name="P18"><draw:frame text:anchor-type="paragraph" draw:z-index="10" draw:style-name="gr6" draw:text-style-name="P66" svg:width="3.566cm" svg:height="0.507cm" svg:x="0.476cm" svg:y="-0.203cm"><draw:text-box><text:p><text:span text:style-name="T32">Idéal</text:span></text:p></draw:text-box></draw:frame></text:p>
      <text:p text:style-name="P18"><draw:rect text:anchor-type="paragraph" draw:z-index="4" draw:style-name="gr3" draw:text-style-name="P64" svg:width="1.758cm" svg:height="0.699cm" svg:x="0.178cm" svg:y="0.095cm"><text:p/></draw:rect><draw:frame text:anchor-type="paragraph" draw:z-index="5" draw:style-name="gr4" draw:text-style-name="P65" svg:width="1.287cm" svg:height="0.412cm" svg:x="0.534cm" svg:y="0.189cm"><draw:text-box><text:p><text:span text:style-name="T31">RmDv</text:span></text:p></draw:text-box></draw:frame><draw:rect text:anchor-type="paragraph" draw:z-index="7" draw:style-name="gr3" draw:text-style-name="P64" svg:width="1.758cm" svg:height="0.699cm" svg:x="4.09cm" svg:y="0.122cm"><text:p/></draw:rect><draw:frame text:anchor-type="paragraph" draw:z-index="8" draw:style-name="gr4" draw:text-style-name="P65" svg:width="1.287cm" svg:height="0.412cm" svg:x="4.447cm" svg:y="0.215cm"><draw:text-box><text:p><text:span text:style-name="T31">SGw</text:span></text:p></draw:text-box></draw:frame><draw:line text:anchor-type="paragraph" draw:z-index="9" draw:style-name="gr5" draw:text-style-name="P64" svg:x1="4.884cm" svg:y1="0.82cm" svg:x2="4.903cm" svg:y2="3.064cm"><text:p/></draw:line><draw:rect text:anchor-type="paragraph" draw:z-index="23" draw:style-name="gr3" draw:text-style-name="P64" svg:width="1.758cm" svg:height="0.699cm" svg:x="6.69cm" svg:y="0.095cm"><text:p/></draw:rect><draw:frame text:anchor-type="paragraph" draw:z-index="24" draw:style-name="gr4" draw:text-style-name="P65" svg:width="1.287cm" svg:height="0.412cm" svg:x="7.047cm" svg:y="0.189cm"><draw:text-box><text:p><text:span text:style-name="T31">RmDv</text:span></text:p></draw:text-box></draw:frame><draw:line text:anchor-type="paragraph" draw:z-index="25" draw:style-name="gr5" draw:text-style-name="P64" svg:x1="7.484cm" svg:y1="0.794cm" svg:x2="7.482cm" svg:y2="5.248cm"><text:p/></draw:line><draw:rect text:anchor-type="paragraph" draw:z-index="26" draw:style-name="gr3" draw:text-style-name="P64" svg:width="1.758cm" svg:height="0.699cm" svg:x="10.603cm" svg:y="0.122cm"><text:p/></draw:rect><draw:frame text:anchor-type="paragraph" draw:z-index="27" draw:style-name="gr4" draw:text-style-name="P65" svg:width="1.287cm" svg:height="0.412cm" svg:x="10.959cm" svg:y="0.215cm"><draw:text-box><text:p><text:span text:style-name="T31">SGw</text:span></text:p></draw:text-box></draw:frame><draw:line text:anchor-type="paragraph" draw:z-index="28" draw:style-name="gr5" draw:text-style-name="P64" svg:x1="11.396cm" svg:y1="0.82cm" svg:x2="11.401cm" svg:y2="5.662cm"><text:p/></draw:line><draw:frame text:anchor-type="paragraph" draw:z-index="29" draw:style-name="gr16" draw:text-style-name="P68" svg:width="0.652cm" svg:height="0.394cm" svg:x="6.533cm" svg:y="1.095cm"><draw:text-box><text:p><text:span text:style-name="T21">2T</text:span><text:span text:style-name="T35">Vol</text:span></text:p></draw:text-box></draw:frame><draw:line text:anchor-type="paragraph" draw:z-index="30" draw:style-name="gr17" draw:text-style-name="P64" svg:x1="7.332cm" svg:y1="1.095cm" svg:x2="7.332cm" svg:y2="1.73cm"><text:p/></draw:line><draw:line text:anchor-type="paragraph" draw:z-index="31" draw:style-name="gr5" draw:text-style-name="P64" svg:x1="7.482cm" svg:y1="1.095cm" svg:x2="11.394cm" svg:y2="1.338cm"><text:p/></draw:line><draw:line text:anchor-type="paragraph" draw:z-index="32" draw:style-name="gr5" draw:text-style-name="P64" svg:x1="7.502cm" svg:y1="1.706cm" svg:x2="11.414cm" svg:y2="1.949cm"><text:p/></draw:line><draw:frame text:anchor-type="paragraph" draw:z-index="33" draw:style-name="gr18" draw:text-style-name="P68" svg:width="0.777cm" svg:height="0.618cm" svg:x="6.486cm" svg:y="1.706cm"><draw:text-box><text:p><text:span text:style-name="T21">2T</text:span><text:span text:style-name="T35">Vol</text:span></text:p></draw:text-box></draw:frame><draw:line text:anchor-type="paragraph" draw:z-index="34" draw:style-name="gr17" draw:text-style-name="P64" svg:x1="7.332cm" svg:y1="1.73cm" svg:x2="7.332cm" svg:y2="2.365cm"><text:p/></draw:line><draw:line text:anchor-type="paragraph" draw:z-index="35" draw:style-name="gr17" draw:text-style-name="P64" svg:x1="7.332cm" svg:y1="2.274cm" svg:x2="7.332cm" svg:y2="2.909cm"><text:p/></draw:line><draw:line text:anchor-type="paragraph" draw:z-index="36" draw:style-name="gr5" draw:text-style-name="P64" svg:x1="7.502cm" svg:y1="2.327cm" svg:x2="11.414cm" svg:y2="2.57cm"><text:p/></draw:line><draw:frame text:anchor-type="paragraph" draw:z-index="37" draw:style-name="gr19" draw:text-style-name="P69" svg:width="1.44cm" svg:height="0.352cm" svg:x="8.655cm" svg:y="0.827cm"><draw:text-box><text:p><text:span text:style-name="T36">reqInfo</text:span></text:p></draw:text-box></draw:frame><draw:frame text:anchor-type="paragraph" draw:z-index="38" draw:style-name="gr19" draw:text-style-name="P69" svg:width="1.44cm" svg:height="0.352cm" svg:x="8.655cm" svg:y="1.355cm"><draw:text-box><text:p><text:span text:style-name="T36">reqInfo</text:span></text:p></draw:text-box></draw:frame><draw:frame text:anchor-type="paragraph" draw:z-index="39" draw:style-name="gr20" draw:text-style-name="P69" svg:width="1.44cm" svg:height="0.329cm" svg:x="8.655cm" svg:y="1.998cm"><draw:text-box><text:p><text:span text:style-name="T36">reqInfo</text:span></text:p></draw:text-box></draw:frame><draw:line text:anchor-type="paragraph" draw:z-index="40" draw:style-name="gr5" draw:text-style-name="P64" svg:x1="7.502cm" svg:y1="2.985cm" svg:x2="11.414cm" svg:y2="3.228cm"><text:p/></draw:line><draw:line text:anchor-type="paragraph" draw:z-index="41" draw:style-name="gr5" draw:text-style-name="P64" svg:x1="7.489cm" svg:y1="3.646cm" svg:x2="11.401cm" svg:y2="3.889cm"><text:p/></draw:line><draw:line text:anchor-type="paragraph" draw:z-index="42" draw:style-name="gr5" draw:text-style-name="P64" svg:x1="7.489cm" svg:y1="4.221cm" svg:x2="11.401cm" svg:y2="4.464cm"><text:p/></draw:line><draw:line text:anchor-type="paragraph" draw:z-index="43" draw:style-name="gr17" draw:text-style-name="P64" svg:x1="7.332cm" svg:y1="3.064cm" svg:x2="7.332cm" svg:y2="3.699cm"><text:p/></draw:line><draw:line text:anchor-type="paragraph" draw:z-index="44" draw:style-name="gr17" draw:text-style-name="P64" svg:x1="7.332cm" svg:y1="3.59cm" svg:x2="7.332cm" svg:y2="4.225cm"><text:p/></draw:line><draw:frame text:anchor-type="paragraph" draw:z-index="45" draw:style-name="gr18" draw:text-style-name="P68" svg:width="0.777cm" svg:height="0.618cm" svg:x="6.556cm" svg:y="2.447cm"><draw:text-box><text:p><text:span text:style-name="T21">2T</text:span><text:span text:style-name="T35">Vol</text:span></text:p></draw:text-box></draw:frame><draw:frame text:anchor-type="paragraph" draw:z-index="46" draw:style-name="gr18" draw:text-style-name="P68" svg:width="0.777cm" svg:height="0.618cm" svg:x="6.556cm" svg:y="3.163cm"><draw:text-box><text:p><text:span text:style-name="T21">2T</text:span><text:span text:style-name="T35">Vol</text:span></text:p></draw:text-box></draw:frame><draw:frame text:anchor-type="paragraph" draw:z-index="47" draw:style-name="gr18" draw:text-style-name="P68" svg:width="0.777cm" svg:height="0.618cm" svg:x="6.486cm" svg:y="3.78cm"><draw:text-box><text:p><text:span text:style-name="T21">2T</text:span><text:span text:style-name="T35">Vol</text:span></text:p></draw:text-box></draw:frame><draw:frame text:anchor-type="paragraph" draw:z-index="48" draw:style-name="gr19" draw:text-style-name="P69" svg:width="1.44cm" svg:height="0.352cm" svg:x="8.555cm" svg:y="2.633cm"><draw:text-box><text:p><text:span text:style-name="T36">reqStatus</text:span></text:p></draw:text-box></draw:frame><draw:frame text:anchor-type="paragraph" draw:z-index="49" draw:style-name="gr19" draw:text-style-name="P69" svg:width="1.44cm" svg:height="0.352cm" svg:x="8.505cm" svg:y="3.39cm"><draw:text-box><text:p><text:span text:style-name="T36">reqStatus</text:span></text:p></draw:text-box></draw:frame><draw:frame text:anchor-type="paragraph" draw:z-index="50" draw:style-name="gr19" draw:text-style-name="P69" svg:width="1.44cm" svg:height="0.352cm" svg:x="8.521cm" svg:y="3.969cm"><draw:text-box><text:p><text:span text:style-name="T36">reqStatus</text:span></text:p></draw:text-box></draw:frame></text:p>
      <text:p text:style-name="P18"><draw:line text:anchor-type="paragraph" draw:z-index="6" draw:style-name="gr5" draw:text-style-name="P64" svg:x1="0.972cm" svg:y1="0.136cm" svg:x2="0.967cm" svg:y2="2.978cm"><text:p/></draw:line><draw:frame text:anchor-type="paragraph" draw:z-index="18" draw:style-name="gr14" draw:text-style-name="P69" svg:width="1.44cm" svg:height="0.352cm" svg:x="2.272cm" svg:y="0.233cm"><draw:text-box><text:p><text:span text:style-name="T36">reqInfo</text:span></text:p></draw:text-box></draw:frame></text:p>
      <text:p text:style-name="P18"><draw:g text:anchor-type="paragraph" draw:z-index="17" draw:style-name="gr9"><draw:frame draw:style-name="gr10" draw:text-style-name="P68" svg:width="1.119cm" svg:height="0.394cm" svg:x="0.023cm" svg:y="-0.074cm"><draw:text-box><text:p><text:span text:style-name="T21">&lt;2T</text:span><text:span text:style-name="T35">Vol</text:span></text:p></draw:text-box></draw:frame><draw:line draw:style-name="gr11" draw:text-style-name="P64" svg:x1="0.822cm" svg:y1="-0.074cm" svg:x2="0.822cm" svg:y2="0.415cm"><text:p/></draw:line><draw:line draw:style-name="gr12" draw:text-style-name="P64" svg:x1="0.972cm" svg:y1="-0.074cm" svg:x2="4.884cm" svg:y2="0.169cm"><text:p/></draw:line><draw:line draw:style-name="gr12" draw:text-style-name="P64" svg:x1="4.904cm" svg:y1="0.169cm" svg:x2="0.972cm" svg:y2="0.414cm"><text:p/></draw:line><draw:line draw:style-name="gr12" draw:text-style-name="P64" svg:x1="0.991cm" svg:y1="0.536cm" svg:x2="4.903cm" svg:y2="0.779cm"><text:p/></draw:line><draw:line draw:style-name="gr12" draw:text-style-name="P64" svg:x1="4.881cm" svg:y1="0.78cm" svg:x2="0.949cm" svg:y2="1.025cm"><text:p/></draw:line><draw:frame draw:style-name="gr13" draw:text-style-name="P68" svg:width="0.777cm" svg:height="0.618cm" svg:x="-0.025cm" svg:y="0.536cm"><draw:text-box><text:p><text:span text:style-name="T21">&lt;2T</text:span><text:span text:style-name="T35">Vol</text:span></text:p></draw:text-box></draw:frame><draw:line draw:style-name="gr11" draw:text-style-name="P64" svg:x1="0.838cm" svg:y1="0.561cm" svg:x2="0.838cm" svg:y2="1.05cm"><text:p/></draw:line></draw:g><draw:frame text:anchor-type="paragraph" draw:z-index="19" draw:style-name="gr14" draw:text-style-name="P69" svg:width="1.44cm" svg:height="0.352cm" svg:x="1.048cm" svg:y="0.064cm"><draw:text-box><text:p><text:span text:style-name="T36"><text:s text:c="3"/></text:span><text:span text:style-name="T36">Info</text:span></text:p></draw:text-box></draw:frame><draw:frame text:anchor-type="paragraph" draw:z-index="20" draw:style-name="gr14" draw:text-style-name="P69" svg:width="1.44cm" svg:height="0.352cm" svg:x="2.965cm" svg:y="0.323cm"><draw:text-box><text:p><text:span text:style-name="T36">reqStatus</text:span></text:p></draw:text-box></draw:frame><draw:rect text:anchor-type="paragraph" draw:z-index="22" draw:style-name="gr15" draw:text-style-name="P64" svg:width="0.281cm" svg:height="0.606cm" svg:x="4.884cm" svg:y="0.169cm"><text:p/></draw:rect></text:p>
      <text:p text:style-name="P18"><draw:frame text:anchor-type="paragraph" draw:z-index="21" draw:style-name="gr14" draw:text-style-name="P69" svg:width="1.44cm" svg:height="0.352cm" svg:x="1.231cm" svg:y="0.016cm"><draw:text-box><text:p><text:span text:style-name="T36">Ack</text:span></text:p></draw:text-box></draw:frame><draw:frame text:anchor-type="paragraph" draw:z-index="85" draw:style-name="gr25" draw:text-style-name="P70" svg:width="2.742cm" svg:height="1.433cm" svg:x="12.778cm" svg:y="0.079cm"><draw:text-box><text:p><text:span text:style-name="T1">Aucune activité côté SGw puisque aucun signal reçu</text:span></text:p></draw:text-box></draw:frame></text:p>
      <text:p text:style-name="P18"><draw:line text:anchor-type="paragraph" draw:z-index="83" draw:style-name="gr24" draw:text-style-name="P64" svg:x1="0.494cm" svg:y1="0.044cm" svg:x2="1.589cm" svg:y2="0.044cm"><text:p/></draw:line><draw:frame text:anchor-type="paragraph" draw:z-index="84" draw:style-name="gr14" draw:text-style-name="P69" svg:width="1.44cm" svg:height="0.352cm" svg:x="1.949cm" svg:y="-0.145cm"><draw:text-box><text:p><text:span text:style-name="T36">Go sleep</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86" draw:style-name="gr26" draw:text-style-name="P66" svg:width="7.72cm" svg:height="0.879cm" svg:x="0.6cm" svg:y="0.208cm"><draw:text-box><text:p><text:span text:style-name="T32">Requête info arrive au Sgw mais pas de retours</text:span></text:p><text:p><text:span text:style-name="T33">3 tentatives ...</text:span></text:p></draw:text-box></draw:frame><text:soft-page-break/></text:p>
      <text:p text:style-name="P18"/>
      <text:p text:style-name="P18"><draw:rect text:anchor-type="paragraph" draw:z-index="51" draw:style-name="gr3" draw:text-style-name="P64" svg:width="1.758cm" svg:height="0.699cm" svg:x="1.266cm" svg:y="0.436cm"><text:p/></draw:rect><draw:frame text:anchor-type="paragraph" draw:z-index="52" draw:style-name="gr4" draw:text-style-name="P65" svg:width="1.287cm" svg:height="0.412cm" svg:x="1.623cm" svg:y="0.529cm"><draw:text-box><text:p><text:span text:style-name="T31">RmDv</text:span></text:p></draw:text-box></draw:frame><draw:line text:anchor-type="paragraph" draw:z-index="53" draw:style-name="gr5" draw:text-style-name="P64" svg:x1="2.06cm" svg:y1="1.132cm" svg:x2="2.058cm" svg:y2="5.586cm"><text:p/></draw:line><draw:rect text:anchor-type="paragraph" draw:z-index="54" draw:style-name="gr3" draw:text-style-name="P64" svg:width="1.758cm" svg:height="0.699cm" svg:x="5.179cm" svg:y="0.462cm"><text:p/></draw:rect><draw:frame text:anchor-type="paragraph" draw:z-index="55" draw:style-name="gr4" draw:text-style-name="P65" svg:width="1.287cm" svg:height="0.412cm" svg:x="5.535cm" svg:y="0.556cm"><draw:text-box><text:p><text:span text:style-name="T31">SGw</text:span></text:p></draw:text-box></draw:frame><draw:line text:anchor-type="paragraph" draw:z-index="56" draw:style-name="gr5" draw:text-style-name="P64" svg:x1="5.973cm" svg:y1="1.161cm" svg:x2="5.978cm" svg:y2="6.003cm"><text:p/></draw:line><draw:frame text:anchor-type="paragraph" draw:z-index="57" draw:style-name="gr16" draw:text-style-name="P68" svg:width="0.652cm" svg:height="0.394cm" svg:x="1.109cm" svg:y="1.436cm"><draw:text-box><text:p><text:span text:style-name="T21">2T</text:span><text:span text:style-name="T35">Vol</text:span></text:p></draw:text-box></draw:frame><draw:line text:anchor-type="paragraph" draw:z-index="58" draw:style-name="gr17" draw:text-style-name="P64" svg:x1="1.909cm" svg:y1="1.436cm" svg:x2="1.909cm" svg:y2="2.071cm"><text:p/></draw:line><draw:line text:anchor-type="paragraph" draw:z-index="59" draw:style-name="gr5" draw:text-style-name="P64" svg:x1="2.058cm" svg:y1="1.436cm" svg:x2="5.97cm" svg:y2="1.679cm"><text:p/></draw:line><draw:line text:anchor-type="paragraph" draw:z-index="60" draw:style-name="gr5" draw:text-style-name="P64" svg:x1="2.078cm" svg:y1="2.046cm" svg:x2="5.99cm" svg:y2="2.289cm"><text:p/></draw:line><draw:frame text:anchor-type="paragraph" draw:z-index="61" draw:style-name="gr18" draw:text-style-name="P68" svg:width="0.777cm" svg:height="0.618cm" svg:x="1.062cm" svg:y="2.046cm"><draw:text-box><text:p><text:span text:style-name="T21">2T</text:span><text:span text:style-name="T35">Vol</text:span></text:p></draw:text-box></draw:frame><draw:line text:anchor-type="paragraph" draw:z-index="62" draw:style-name="gr17" draw:text-style-name="P64" svg:x1="1.909cm" svg:y1="2.071cm" svg:x2="1.909cm" svg:y2="2.706cm"><text:p/></draw:line><draw:line text:anchor-type="paragraph" draw:z-index="63" draw:style-name="gr17" draw:text-style-name="P64" svg:x1="1.909cm" svg:y1="2.614cm" svg:x2="1.909cm" svg:y2="3.249cm"><text:p/></draw:line><draw:line text:anchor-type="paragraph" draw:z-index="64" draw:style-name="gr5" draw:text-style-name="P64" svg:x1="2.078cm" svg:y1="2.667cm" svg:x2="5.99cm" svg:y2="2.91cm"><text:p/></draw:line><draw:frame text:anchor-type="paragraph" draw:z-index="65" draw:style-name="gr19" draw:text-style-name="P69" svg:width="1.44cm" svg:height="0.352cm" svg:x="3.231cm" svg:y="1.168cm"><draw:text-box><text:p><text:span text:style-name="T36">reqInfo</text:span></text:p></draw:text-box></draw:frame><draw:frame text:anchor-type="paragraph" draw:z-index="66" draw:style-name="gr19" draw:text-style-name="P69" svg:width="1.44cm" svg:height="0.352cm" svg:x="3.231cm" svg:y="1.695cm"><draw:text-box><text:p><text:span text:style-name="T36">reqInfo</text:span></text:p></draw:text-box></draw:frame><draw:frame text:anchor-type="paragraph" draw:z-index="67" draw:style-name="gr20" draw:text-style-name="P69" svg:width="1.44cm" svg:height="0.329cm" svg:x="3.231cm" svg:y="2.339cm"><draw:text-box><text:p><text:span text:style-name="T36">reqInfo</text:span></text:p></draw:text-box></draw:frame><draw:line text:anchor-type="paragraph" draw:z-index="68" draw:style-name="gr5" draw:text-style-name="P64" svg:x1="2.078cm" svg:y1="3.325cm" svg:x2="5.99cm" svg:y2="3.568cm"><text:p/></draw:line><draw:line text:anchor-type="paragraph" draw:z-index="69" draw:style-name="gr5" draw:text-style-name="P64" svg:x1="2.066cm" svg:y1="3.986cm" svg:x2="5.978cm" svg:y2="4.229cm"><text:p/></draw:line><draw:line text:anchor-type="paragraph" draw:z-index="70" draw:style-name="gr5" draw:text-style-name="P64" svg:x1="2.066cm" svg:y1="4.561cm" svg:x2="5.978cm" svg:y2="4.804cm"><text:p/></draw:line><draw:line text:anchor-type="paragraph" draw:z-index="71" draw:style-name="gr17" draw:text-style-name="P64" svg:x1="1.909cm" svg:y1="3.403cm" svg:x2="1.909cm" svg:y2="4.038cm"><text:p/></draw:line><draw:line text:anchor-type="paragraph" draw:z-index="72" draw:style-name="gr17" draw:text-style-name="P64" svg:x1="1.909cm" svg:y1="3.93cm" svg:x2="1.909cm" svg:y2="4.565cm"><text:p/></draw:line><draw:frame text:anchor-type="paragraph" draw:z-index="73" draw:style-name="gr18" draw:text-style-name="P68" svg:width="0.777cm" svg:height="0.618cm" svg:x="1.132cm" svg:y="2.787cm"><draw:text-box><text:p><text:span text:style-name="T21">2T</text:span><text:span text:style-name="T35">Vol</text:span></text:p></draw:text-box></draw:frame><draw:frame text:anchor-type="paragraph" draw:z-index="74" draw:style-name="gr18" draw:text-style-name="P68" svg:width="0.777cm" svg:height="0.618cm" svg:x="1.132cm" svg:y="3.503cm"><draw:text-box><text:p><text:span text:style-name="T21">2T</text:span><text:span text:style-name="T35">Vol</text:span></text:p></draw:text-box></draw:frame><draw:frame text:anchor-type="paragraph" draw:z-index="75" draw:style-name="gr18" draw:text-style-name="P68" svg:width="0.777cm" svg:height="0.618cm" svg:x="1.062cm" svg:y="4.12cm"><draw:text-box><text:p><text:span text:style-name="T21">2T</text:span><text:span text:style-name="T35">Vol</text:span></text:p></draw:text-box></draw:frame><draw:line text:anchor-type="paragraph" draw:z-index="77" draw:style-name="gr17" draw:text-style-name="P64" svg:x1="6.507cm" svg:y1="1.697cm" svg:x2="6.523cm" svg:y2="5.523cm"><text:p/></draw:line><draw:line text:anchor-type="paragraph" draw:z-index="79" draw:style-name="gr23" draw:text-style-name="P64" svg:x1="6.078cm" svg:y1="5.488cm" svg:x2="7.285cm" svg:y2="5.488cm"><text:p/></draw:line><draw:frame text:anchor-type="paragraph" draw:z-index="80" draw:style-name="gr19" draw:text-style-name="P69" svg:width="1.44cm" svg:height="0.352cm" svg:x="3.131cm" svg:y="2.974cm"><draw:text-box><text:p><text:span text:style-name="T36">reqStatus</text:span></text:p></draw:text-box></draw:frame><draw:frame text:anchor-type="paragraph" draw:z-index="81" draw:style-name="gr19" draw:text-style-name="P69" svg:width="1.44cm" svg:height="0.352cm" svg:x="3.082cm" svg:y="3.731cm"><draw:text-box><text:p><text:span text:style-name="T36">reqStatus</text:span></text:p></draw:text-box></draw:frame><draw:frame text:anchor-type="paragraph" draw:z-index="82" draw:style-name="gr19" draw:text-style-name="P69" svg:width="1.44cm" svg:height="0.352cm" svg:x="3.097cm" svg:y="4.309cm"><draw:text-box><text:p><text:span text:style-name="T36">reqStatus</text:span></text:p></draw:text-box></draw:frame></text:p>
      <text:p text:style-name="P18"/>
      <text:p text:style-name="P18"><draw:line text:anchor-type="paragraph" draw:z-index="87" draw:style-name="gr5" draw:text-style-name="P64" svg:x1="5.857cm" svg:y1="0.379cm" svg:x2="4.576cm" svg:y2="0.497cm"><text:p/></draw:line><draw:rect text:anchor-type="paragraph" draw:z-index="76" draw:style-name="gr21" draw:text-style-name="P64" svg:width="0.322cm" svg:height="2.066cm" svg:x="5.971cm" svg:y="0.369cm"><text:p/></draw:rect><draw:line text:anchor-type="paragraph" draw:z-index="93" draw:style-name="gr23" draw:text-style-name="P64" svg:x1="5.978cm" svg:y1="0.387cm" svg:x2="9.781cm" svg:y2="0.369cm"><text:p/></draw:line><draw:frame text:anchor-type="paragraph" draw:z-index="92" draw:style-name="gr27" draw:text-style-name="P70" svg:width="6.427cm" svg:height="0.814cm" svg:x="10.188cm" svg:y="0.205cm"><draw:text-box><text:p><text:span text:style-name="T1">La SGw a détecté la requête et part dans son algorithme avec timeout</text:span></text:p></draw:text-box></draw:frame></text:p>
      <text:p text:style-name="P18"><draw:line text:anchor-type="paragraph" draw:z-index="88" draw:style-name="gr5" draw:text-style-name="P64" svg:x1="5.952cm" svg:y1="0.316cm" svg:x2="4.671cm" svg:y2="0.434cm"><text:p/></draw:line><draw:frame text:anchor-type="paragraph" draw:z-index="94" draw:style-name="gr28" draw:text-style-name="P70" svg:width="2.742cm" svg:height="1.338cm" svg:x="6.69cm" svg:y="0.122cm"><draw:text-box><text:p><text:span text:style-name="T1">La SGw renvoie une réponse à chaque requête ...</text:span></text:p></draw:text-box></draw:frame></text:p>
      <text:p text:style-name="P18"><draw:line text:anchor-type="paragraph" draw:z-index="89" draw:style-name="gr5" draw:text-style-name="P64" svg:x1="5.971cm" svg:y1="0.279cm" svg:x2="4.69cm" svg:y2="0.397cm"><text:p/></draw:line></text:p>
      <text:p text:style-name="P18"><draw:line text:anchor-type="paragraph" draw:z-index="91" draw:style-name="gr23" draw:text-style-name="P64" svg:x1="6.292cm" svg:y1="0.461cm" svg:x2="10.095cm" svg:y2="0.443cm"><text:p/></draw:line><draw:line text:anchor-type="paragraph" draw:z-index="90" draw:style-name="gr5" draw:text-style-name="P64" svg:x1="5.971cm" svg:y1="0.279cm" svg:x2="4.69cm" svg:y2="0.397cm"><text:p/></draw:line><draw:frame text:anchor-type="paragraph" draw:z-index="95" draw:style-name="gr29" draw:text-style-name="P70" svg:width="6.427cm" svg:height="1.22cm" svg:x="10.188cm" svg:y="0.205cm"><draw:text-box><text:p><text:span text:style-name="T1">La SGw a terminé puisqu'elle a reçu la requête status (pas la peine d'attendre d'autres tentatives...)</text:span></text:p></draw:text-box></draw:frame></text:p>
      <text:p text:style-name="P18"/>
      <text:p text:style-name="P18"/>
      <text:p text:style-name="P18"><draw:frame text:anchor-type="paragraph" draw:z-index="78" draw:style-name="gr22" draw:text-style-name="P68" svg:width="3.264cm" svg:height="0.786cm" svg:x="7.463cm" svg:y="0.028cm"><draw:text-box><text:p><text:span text:style-name="T21">2T</text:span><text:span text:style-name="T35">Vol </text:span><text:span text:style-name="T37">x TrialNb x Req Nb</text:span></text:p><text:p><text:span text:style-name="T37">= 2T</text:span><text:span text:style-name="T35">Vol </text:span><text:span text:style-name="T37">x 6</text:span></text:p></draw:text-box></draw:frame></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7</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17T13:56:27.20</dc:date>
    <meta:editing-duration>P9DT8H19M2S</meta:editing-duration>
    <meta:editing-cycles>195</meta:editing-cycles>
    <meta:generator>OpenOffice/4.1.13$Win32 OpenOffice.org_project/4113m1$Build-9810</meta:generator>
    <meta:print-date>2011-11-29T11:08:14.52</meta:print-date>
    <dc:creator>Thierry ROCACHER</dc:creator>
    <meta:document-statistic meta:table-count="9" meta:image-count="12" meta:object-count="1" meta:page-count="17" meta:paragraph-count="275" meta:word-count="2511" meta:character-count="15653"/>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